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118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3.9528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table table:name="transaction_history_fm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/>
          <table:table-cell table:style-name="ce2" office:value-type="string" calcext:value-type="string">
            <text:p>Trade Dat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ym/Description</text:p>
          </table:table-cell>
          <table:table-cell table:style-name="ce1"/>
          <table:table-cell table:style-name="ce1" office:value-type="string" calcext:value-type="string">
            <text:p>Signed Qty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mm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End Result</text:p>
          </table:table-cell>
          <table:table-cell table:style-name="ce1" table:number-columns-repeated="1012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-group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795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4]=&quot;Sell&quot;;-[.H4];IF([.D4]=&quot;Buy&quot;;+[.H4];0))" office:value-type="float" office:value="-70" calcext:value-type="float">
                <text:p>-70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30.91" calcext:value-type="float">
                <text:p>30.9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61.14" calcext:value-type="float">
                <text:p>2161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74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5]=&quot;Sell&quot;;-[.H5];IF([.D5]=&quot;Buy&quot;;+[.H5];0))" office:value-type="float" office:value="20" calcext:value-type="float">
                <text:p>20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32.42" calcext:value-type="float">
                <text:p>32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650.9" calcext:value-type="float">
                <text:p>-650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28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6]=&quot;Sell&quot;;-[.H6];IF([.D6]=&quot;Buy&quot;;+[.H6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1.12" calcext:value-type="float">
                <text:p>31.1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58.5" calcext:value-type="float">
                <text:p>-155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E243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7]=&quot;Sell&quot;;-[.H7];IF([.D7]=&quot;Buy&quot;;+[.H7];0))" office:value-type="float" office:value="-50" calcext:value-type="float">
                <text:p>-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4.27" calcext:value-type="float">
                <text:p>34.2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10.95" calcext:value-type="float">
                <text:p>1710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7/2014</text:p>
              </table:table-cell>
              <table:table-cell office:value-type="string" calcext:value-type="string">
                <text:p>ABUE241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8]=&quot;Sell&quot;;-[.H8];IF([.D8]=&quot;Buy&quot;;+[.H8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6.12" calcext:value-type="float">
                <text:p>36.1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08.5" calcext:value-type="float">
                <text:p>-180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4/2014</text:p>
              </table:table-cell>
              <table:table-cell office:value-type="string" calcext:value-type="string">
                <text:p>ABUB56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9]=&quot;Sell&quot;;-[.H9];IF([.D9]=&quot;Buy&quot;;+[.H9];0))" office:value-type="float" office:value="-30" calcext:value-type="float">
                <text:p>-30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8.37" calcext:value-type="float">
                <text:p>38.3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48.56" calcext:value-type="float">
                <text:p>1148.5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Z80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0]=&quot;Sell&quot;;-[.H10];IF([.D10]=&quot;Buy&quot;;+[.H10];0))" office:value-type="float" office:value="30" calcext:value-type="float">
                <text:p>30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6.99" calcext:value-type="float">
                <text:p>36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12.2" calcext:value-type="float">
                <text:p>-1112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2/2014</text:p>
              </table:table-cell>
              <table:table-cell office:value-type="string" calcext:value-type="string">
                <text:p>ABTZ50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1]=&quot;Sell&quot;;-[.H11];IF([.D11]=&quot;Buy&quot;;+[.H11];0))" office:value-type="float" office:value="-60" calcext:value-type="float">
                <text:p>-6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35.19" calcext:value-type="float">
                <text:p>35.1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08.84" calcext:value-type="float">
                <text:p>2108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580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2]=&quot;Sell&quot;;-[.H12];IF([.D12]=&quot;Buy&quot;;+[.H12];0))" office:value-type="float" office:value="60" calcext:value-type="float">
                <text:p>6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32.83" calcext:value-type="float">
                <text:p>32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72.3" calcext:value-type="float">
                <text:p>-1972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3]=&quot;Sell&quot;;-[.H13];IF([.D13]=&quot;Buy&quot;;+[.H13];0))"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.5" calcext:value-type="float">
                <text:p>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2/2014</text:p>
              </table:table-cell>
              <table:table-cell office:value-type="string" calcext:value-type="string">
                <text:p>ABTO705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4]=&quot;Sell&quot;;-[.H14];IF([.D14]=&quot;Buy&quot;;+[.H14];0))" office:value-type="float" office:value="-50" calcext:value-type="float">
                <text:p>-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36.64" calcext:value-type="float">
                <text:p>36.6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29.44" calcext:value-type="float">
                <text:p>182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49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5]=&quot;Sell&quot;;-[.H15];IF([.D15]=&quot;Buy&quot;;+[.H15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28.06" calcext:value-type="float">
                <text:p>28.0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05.5" calcext:value-type="float">
                <text:p>-140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377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6]=&quot;Sell&quot;;-[.H16];IF([.D16]=&quot;Buy&quot;;+[.H16];0))" office:value-type="float" office:value="50" calcext:value-type="float">
                <text:p>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23.3" calcext:value-type="float">
                <text:p>23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7.5" calcext:value-type="float">
                <text:p>-116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5-01-16" calcext:value-type="date">
                <text:p>01/16/15</text:p>
              </table:table-cell>
              <table:table-cell office:value-type="string" calcext:value-type="string">
                <text:p>ABUM435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X</text:p>
              </table:table-cell>
              <table:table-cell office:value-type="string" calcext:value-type="string">
                <text:p>X</text:p>
              </table:table-cell>
              <table:table-cell table:formula="of:=IF([.D17]=&quot;Sell&quot;;-[.H17];IF([.D17]=&quot;Buy&quot;;+[.H17];0))" office:value-type="float" office:value="-50" calcext:value-type="float">
                <text:p>-50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21.47" calcext:value-type="float">
                <text:p>21.4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70.96" calcext:value-type="float">
                <text:p>1070.96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X Sum</text:p>
            </table:table-cell>
            <table:table-cell table:number-columns-repeated="3"/>
            <table:table-cell table:formula="of:=SUM([.J4:.J17])" office:value-type="float" office:value="32.56" calcext:value-type="float">
              <text:p>32.56</text:p>
            </table:table-cell>
            <table:table-cell table:style-name="Result" table:formula="of:=SUBTOTAL(9;[.$K$4:.$K$17])" office:value-type="float" office:value="356.99" calcext:value-type="float">
              <text:p>356.99</text:p>
            </table:table-cell>
            <table:table-cell table:formula="of:=[.K18]-[.J18]" office:value-type="float" office:value="324.43" calcext:value-type="float">
              <text:p>324.4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281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0]=&quot;Sell&quot;;-[.H20];IF([.D20]=&quot;Buy&quot;;+[.H20];0))" office:value-type="float" office:value="-40" calcext:value-type="float">
                <text:p>-40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35.16" calcext:value-type="float">
                <text:p>35.1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03.85" calcext:value-type="float">
                <text:p>140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1]=&quot;Sell&quot;;-[.H21];IF([.D21]=&quot;Buy&quot;;+[.H21];0))" office:value-type="float" office:value="0" calcext:value-type="float">
                <text:p>0</text:p>
              </table:table-cell>
              <table:table-cell office:value-type="float" office:value="80" calcext:value-type="float">
                <text:p>8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3.2" calcext:value-type="float">
                <text:p>23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3/2014</text:p>
              </table:table-cell>
              <table:table-cell office:value-type="string" calcext:value-type="string">
                <text:p>ABUD562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2]=&quot;Sell&quot;;-[.H22];IF([.D22]=&quot;Buy&quot;;+[.H22];0))" office:value-type="float" office:value="40" calcext:value-type="float">
                <text:p>40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34.16" calcext:value-type="float">
                <text:p>34.1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68.9" calcext:value-type="float">
                <text:p>-136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057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3]=&quot;Sell&quot;;-[.H23];IF([.D23]=&quot;Buy&quot;;+[.H23];0))" office:value-type="float" office:value="-80" calcext:value-type="float">
                <text:p>-80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33.92" calcext:value-type="float">
                <text:p>33.9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711.03" calcext:value-type="float">
                <text:p>2711.0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03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Y</text:p>
              </table:table-cell>
              <table:table-cell office:value-type="string" calcext:value-type="string">
                <text:p>WY</text:p>
              </table:table-cell>
              <table:table-cell table:formula="of:=IF([.D24]=&quot;Sell&quot;;-[.H24];IF([.D24]=&quot;Buy&quot;;+[.H24];0))" office:value-type="float" office:value="80" calcext:value-type="float">
                <text:p>80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31.95" calcext:value-type="float">
                <text:p>31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558.5" calcext:value-type="float">
                <text:p>-255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Y Sum</text:p>
            </table:table-cell>
            <table:table-cell table:number-columns-repeated="3"/>
            <table:table-cell table:formula="of:=SUM([.J20:.J24])" office:value-type="float" office:value="10.02" calcext:value-type="float">
              <text:p>10.02</text:p>
            </table:table-cell>
            <table:table-cell table:style-name="Result" table:formula="of:=SUBTOTAL(9;[.$K$20:.$K$24])" office:value-type="float" office:value="210.68" calcext:value-type="float">
              <text:p>210.68</text:p>
            </table:table-cell>
            <table:table-cell table:formula="of:=[.K25]-[.J25]" office:value-type="float" office:value="200.66" calcext:value-type="float">
              <text:p>200.66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75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NC</text:p>
              </table:table-cell>
              <table:table-cell office:value-type="string" calcext:value-type="string">
                <text:p>WNC</text:p>
              </table:table-cell>
              <table:table-cell/>
              <table:table-cell office:value-type="float" office:value="170" calcext:value-type="float">
                <text:p>170</text:p>
              </table:table-cell>
              <table:table-cell office:value-type="float" office:value="11.79" calcext:value-type="float">
                <text:p>11.7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06.8" calcext:value-type="float">
                <text:p>-2006.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9/2014</text:p>
              </table:table-cell>
              <table:table-cell office:value-type="string" calcext:value-type="string">
                <text:p>ABTZ50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NC</text:p>
              </table:table-cell>
              <table:table-cell office:value-type="string" calcext:value-type="string">
                <text:p>WNC</text:p>
              </table:table-cell>
              <table:table-cell/>
              <table:table-cell office:value-type="float" office:value="170" calcext:value-type="float">
                <text:p>170</text:p>
              </table:table-cell>
              <table:table-cell office:value-type="float" office:value="11.89" calcext:value-type="float">
                <text:p>11.89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18.73" calcext:value-type="float">
                <text:p>2018.7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NC Sum</text:p>
            </table:table-cell>
            <table:table-cell table:number-columns-repeated="3"/>
            <table:table-cell table:formula="of:=SUM([.J27:.J28])" office:value-type="float" office:value="5.02" calcext:value-type="float">
              <text:p>5.02</text:p>
            </table:table-cell>
            <table:table-cell table:style-name="Result" table:formula="of:=SUBTOTAL(9;[.$K$27:.$K$28])" office:value-type="float" office:value="11.9300000000001" calcext:value-type="float">
              <text:p>11.93</text:p>
            </table:table-cell>
            <table:table-cell table:formula="of:=[.K29]-[.J29]" office:value-type="float" office:value="6.9100000000001" calcext:value-type="float">
              <text:p>6.9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11.25" calcext:value-type="float">
                <text:p>11.2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G732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48.45" calcext:value-type="float">
                <text:p>48.4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50.95" calcext:value-type="float">
                <text:p>1450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92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48.65" calcext:value-type="float">
                <text:p>48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62" calcext:value-type="float">
                <text:p>-146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F893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48" calcext:value-type="float">
                <text:p>48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09.44" calcext:value-type="float">
                <text:p>210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6-30" calcext:value-type="date">
                <text:p>06/30/14</text:p>
              </table:table-cell>
              <table:table-cell office:value-type="string" calcext:value-type="string">
                <text:p>ABTF889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M</text:p>
              </table:table-cell>
              <table:table-cell office:value-type="string" calcext:value-type="string">
                <text:p>WM</text:p>
              </table:table-cell>
              <table:table-cell/>
              <table:table-cell office:value-type="float" office:value="48" calcext:value-type="float">
                <text:p>48</text:p>
              </table:table-cell>
              <table:table-cell office:value-type="float" office:value="44.78" calcext:value-type="float">
                <text:p>44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51.94" calcext:value-type="float">
                <text:p>-2151.9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M Sum</text:p>
            </table:table-cell>
            <table:table-cell table:number-columns-repeated="3"/>
            <table:table-cell table:formula="of:=SUM([.J31:.J35])" office:value-type="float" office:value="10.02" calcext:value-type="float">
              <text:p>10.02</text:p>
            </table:table-cell>
            <table:table-cell table:style-name="Result" table:formula="of:=SUBTOTAL(9;[.$K$31:.$K$35])" office:value-type="float" office:value="-42.2999999999997" calcext:value-type="float">
              <text:p>-42.3</text:p>
            </table:table-cell>
            <table:table-cell table:formula="of:=[.K36]-[.J36]" office:value-type="float" office:value="-52.3199999999997" calcext:value-type="float">
              <text:p>-52.3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045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92" calcext:value-type="float">
                <text:p>18.9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89.44" calcext:value-type="float">
                <text:p>188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7/2014</text:p>
              </table:table-cell>
              <table:table-cell office:value-type="string" calcext:value-type="string">
                <text:p>ABTY713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84" calcext:value-type="float">
                <text:p>18.8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86.5" calcext:value-type="float">
                <text:p>-188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T561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13" calcext:value-type="float">
                <text:p>20.1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0.44" calcext:value-type="float">
                <text:p>201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9/2014</text:p>
              </table:table-cell>
              <table:table-cell office:value-type="string" calcext:value-type="string">
                <text:p>ABTH375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1" calcext:value-type="float">
                <text:p>19.5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53.5" calcext:value-type="float">
                <text:p>-195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D215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03" calcext:value-type="float">
                <text:p>19.0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00.44" calcext:value-type="float">
                <text:p>190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6-17" calcext:value-type="date">
                <text:p>06/17/14</text:p>
              </table:table-cell>
              <table:table-cell office:value-type="string" calcext:value-type="string">
                <text:p>ABTD212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WB</text:p>
              </table:table-cell>
              <table:table-cell office:value-type="string" calcext:value-type="string">
                <text:p>WB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44" calcext:value-type="float">
                <text:p>20.4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46.5" calcext:value-type="float">
                <text:p>-2046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WB Sum</text:p>
            </table:table-cell>
            <table:table-cell table:number-columns-repeated="3"/>
            <table:table-cell table:formula="of:=SUM([.J38:.J43])" office:value-type="float" office:value="15.03" calcext:value-type="float">
              <text:p>15.03</text:p>
            </table:table-cell>
            <table:table-cell table:style-name="Result" table:formula="of:=SUBTOTAL(9;[.$K$38:.$K$43])" office:value-type="float" office:value="-86.1799999999998" calcext:value-type="float">
              <text:p>-86.18</text:p>
            </table:table-cell>
            <table:table-cell table:formula="of:=[.K44]-[.J44]" office:value-type="float" office:value="-101.21" calcext:value-type="float">
              <text:p>-101.2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44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3" calcext:value-type="float">
                <text:p>29.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62.45" calcext:value-type="float">
                <text:p>1462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H227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6.15" calcext:value-type="float">
                <text:p>26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10" calcext:value-type="float">
                <text:p>-131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760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5.71" calcext:value-type="float">
                <text:p>25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4.24" calcext:value-type="float">
                <text:p>2054.2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6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6.71" calcext:value-type="float">
                <text:p>26.7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39.3" calcext:value-type="float">
                <text:p>-2139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9/2014</text:p>
              </table:table-cell>
              <table:table-cell office:value-type="string" calcext:value-type="string">
                <text:p>ABTQ198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75" calcext:value-type="float">
                <text:p>75</text:p>
              </table:table-cell>
              <table:table-cell office:value-type="float" office:value="26.95" calcext:value-type="float">
                <text:p>26.9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8.69" calcext:value-type="float">
                <text:p>2018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7/2014</text:p>
              </table:table-cell>
              <table:table-cell office:value-type="string" calcext:value-type="string">
                <text:p>ABTQ165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VXX</text:p>
              </table:table-cell>
              <table:table-cell office:value-type="string" calcext:value-type="string">
                <text:p>VXX</text:p>
              </table:table-cell>
              <table:table-cell/>
              <table:table-cell office:value-type="float" office:value="75" calcext:value-type="float">
                <text:p>75</text:p>
              </table:table-cell>
              <table:table-cell office:value-type="float" office:value="27.74" calcext:value-type="float">
                <text:p>27.7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3" calcext:value-type="float">
                <text:p>-208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VXX Sum</text:p>
            </table:table-cell>
            <table:table-cell table:number-columns-repeated="3"/>
            <table:table-cell table:formula="of:=SUM([.J46:.J51])" office:value-type="float" office:value="15.03" calcext:value-type="float">
              <text:p>15.03</text:p>
            </table:table-cell>
            <table:table-cell table:style-name="Result" table:formula="of:=SUBTOTAL(9;[.$K$46:.$K$51])" office:value-type="float" office:value="3.07999999999947" calcext:value-type="float">
              <text:p>3.08</text:p>
            </table:table-cell>
            <table:table-cell table:formula="of:=[.K52]-[.J52]" office:value-type="float" office:value="-11.9500000000005" calcext:value-type="float">
              <text:p>-11.9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29/2014</text:p>
              </table:table-cell>
              <table:table-cell office:value-type="string" calcext:value-type="string">
                <text:p>ABUJ366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0.49" calcext:value-type="float">
                <text:p>20.4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21.96" calcext:value-type="float">
                <text:p>1021.9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I904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0.67" calcext:value-type="float">
                <text:p>20.6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30.96" calcext:value-type="float">
                <text:p>1030.9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J139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15" calcext:value-type="float">
                <text:p>21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0" calcext:value-type="float">
                <text:p>-106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6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69" calcext:value-type="float">
                <text:p>21.6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87" calcext:value-type="float">
                <text:p>-108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 office:value-type="string" calcext:value-type="string">
                <text:p>ABUF398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office:value-type="float" office:value="27.9" calcext:value-type="float">
                <text:p>27.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45.74" calcext:value-type="float">
                <text:p>2145.7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89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27" calcext:value-type="float">
                <text:p>27</text:p>
              </table:table-cell>
              <table:table-cell office:value-type="float" office:value="29.16" calcext:value-type="float">
                <text:p>29.1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789.82" calcext:value-type="float">
                <text:p>-789.8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8/2014</text:p>
              </table:table-cell>
              <table:table-cell office:value-type="string" calcext:value-type="string">
                <text:p>ABUE347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8.3" calcext:value-type="float">
                <text:p>2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17.5" calcext:value-type="float">
                <text:p>-141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C578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3" calcext:value-type="float">
                <text:p>73</text:p>
              </table:table-cell>
              <table:table-cell office:value-type="float" office:value="29.25" calcext:value-type="float">
                <text:p>29.2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2.69" calcext:value-type="float">
                <text:p>2132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7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73" calcext:value-type="float">
                <text:p>73</text:p>
              </table:table-cell>
              <table:table-cell office:value-type="float" office:value="29.99" calcext:value-type="float">
                <text:p>29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91.77" calcext:value-type="float">
                <text:p>-2191.7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W014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60" calcext:value-type="float">
                <text:p>60</text:p>
              </table:table-cell>
              <table:table-cell office:value-type="float" office:value="33.7" calcext:value-type="float">
                <text:p>33.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19.44" calcext:value-type="float">
                <text:p>201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98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SO</text:p>
              </table:table-cell>
              <table:table-cell office:value-type="string" calcext:value-type="string">
                <text:p>USO</text:p>
              </table:table-cell>
              <table:table-cell/>
              <table:table-cell office:value-type="float" office:value="60" calcext:value-type="float">
                <text:p>60</text:p>
              </table:table-cell>
              <table:table-cell office:value-type="float" office:value="34.1" calcext:value-type="float">
                <text:p>34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48.5" calcext:value-type="float">
                <text:p>-204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USO Sum</text:p>
            </table:table-cell>
            <table:table-cell table:number-columns-repeated="3"/>
            <table:table-cell table:formula="of:=SUM([.J54:.J64])" office:value-type="float" office:value="27.55" calcext:value-type="float">
              <text:p>27.55</text:p>
            </table:table-cell>
            <table:table-cell table:style-name="Result" table:formula="of:=SUBTOTAL(9;[.$K$54:.$K$64])" office:value-type="float" office:value="-243.8" calcext:value-type="float">
              <text:p>-243.8</text:p>
            </table:table-cell>
            <table:table-cell table:formula="of:=[.K65]-[.J65]" office:value-type="float" office:value="-271.35" calcext:value-type="float">
              <text:p>-271.3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 office:value-type="string" calcext:value-type="string">
                <text:p>ABUJ33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7.92" calcext:value-type="float">
                <text:p>17.9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56.9" calcext:value-type="float">
                <text:p>-1256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41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60" calcext:value-type="float">
                <text:p>160</text:p>
              </table:table-cell>
              <table:table-cell office:value-type="float" office:value="18.64" calcext:value-type="float">
                <text:p>18.64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979.81" calcext:value-type="float">
                <text:p>2979.8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 office:value-type="string" calcext:value-type="string">
                <text:p>ABUI39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9.32" calcext:value-type="float">
                <text:p>19.3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968.5" calcext:value-type="float">
                <text:p>-96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56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8.57" calcext:value-type="float">
                <text:p>18.5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745.3" calcext:value-type="float">
                <text:p>-745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54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8.635" calcext:value-type="float">
                <text:p>18.6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06.95" calcext:value-type="float">
                <text:p>-1306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197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8.73" calcext:value-type="float">
                <text:p>18.7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870.43" calcext:value-type="float">
                <text:p>1870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H18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24" calcext:value-type="float">
                <text:p>19.2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6.5" calcext:value-type="float">
                <text:p>-192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X051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" calcext:value-type="float">
                <text:p>19.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7.44" calcext:value-type="float">
                <text:p>1947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974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82" calcext:value-type="float">
                <text:p>20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4.5" calcext:value-type="float">
                <text:p>-208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3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36" calcext:value-type="float">
                <text:p>21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3.44" calcext:value-type="float">
                <text:p>213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6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49" calcext:value-type="float">
                <text:p>21.4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51.5" calcext:value-type="float">
                <text:p>-215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563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15" calcext:value-type="float">
                <text:p>21.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12.44" calcext:value-type="float">
                <text:p>211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5/2014</text:p>
              </table:table-cell>
              <table:table-cell office:value-type="string" calcext:value-type="string">
                <text:p>ABTK49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8" calcext:value-type="float">
                <text:p>20.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82.5" calcext:value-type="float">
                <text:p>-208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L423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110" calcext:value-type="float">
                <text:p>110</text:p>
              </table:table-cell>
              <table:table-cell office:value-type="float" office:value="14.2405" calcext:value-type="float">
                <text:p>14.240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563.89" calcext:value-type="float">
                <text:p>1563.8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59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UNG</text:p>
              </table:table-cell>
              <table:table-cell office:value-type="string" calcext:value-type="string">
                <text:p>UNG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4.69" calcext:value-type="float">
                <text:p>14.6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590.1" calcext:value-type="float">
                <text:p>-590.1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UNG Sum</text:p>
            </table:table-cell>
            <table:table-cell table:number-columns-repeated="3"/>
            <table:table-cell table:formula="of:=SUM([.J67:.J81])" office:value-type="float" office:value="37.59" calcext:value-type="float">
              <text:p>37.59</text:p>
            </table:table-cell>
            <table:table-cell table:style-name="Result" table:formula="of:=SUBTOTAL(9;[.$K$67:.$K$81])" office:value-type="float" office:value="-505.3" calcext:value-type="float">
              <text:p>-505.3</text:p>
            </table:table-cell>
            <table:table-cell table:formula="of:=[.K82]-[.J82]" office:value-type="float" office:value="-542.89" calcext:value-type="float">
              <text:p>-542.8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437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1" calcext:value-type="float">
                <text:p>9.1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62.44" calcext:value-type="float">
                <text:p>136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377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83" calcext:value-type="float">
                <text:p>9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77" calcext:value-type="float">
                <text:p>-147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7/2014</text:p>
              </table:table-cell>
              <table:table-cell office:value-type="string" calcext:value-type="string">
                <text:p>ABTQ1528</text:p>
              </table:table-cell>
              <table:table-cell office:value-type="string" calcext:value-type="string">
                <text:p>Sell-Call-Close</text:p>
              </table:table-cell>
              <table:table-cell office:value-type="string" calcext:value-type="string">
                <text:p>SYMBOL: TSL.C.13.00.20140920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0.25" calcext:value-type="float">
                <text:p>0.25</text:p>
              </table:table-cell>
              <table:table-cell office:value-type="float" office:value="5.21" calcext:value-type="float">
                <text:p>5.21</text:p>
              </table:table-cell>
              <table:table-cell office:value-type="float" office:value="119.78" calcext:value-type="float">
                <text:p>119.7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5/2014</text:p>
              </table:table-cell>
              <table:table-cell office:value-type="string" calcext:value-type="string">
                <text:p>ABTM3432</text:p>
              </table:table-cell>
              <table:table-cell office:value-type="string" calcext:value-type="string">
                <text:p>Buy-Call-Open</text:p>
              </table:table-cell>
              <table:table-cell office:value-type="string" calcext:value-type="string">
                <text:p>SYMBOL: TSL.C.13.00.20140920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0.53" calcext:value-type="float">
                <text:p>0.53</text:p>
              </table:table-cell>
              <table:table-cell office:value-type="float" office:value="5.2" calcext:value-type="float">
                <text:p>5.2</text:p>
              </table:table-cell>
              <table:table-cell office:value-type="float" office:value="-270.2" calcext:value-type="float">
                <text:p>-270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0/2014</text:p>
              </table:table-cell>
              <table:table-cell office:value-type="string" calcext:value-type="string">
                <text:p>ABTL070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3" calcext:value-type="float">
                <text:p>11.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27.45" calcext:value-type="float">
                <text:p>112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4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SL</text:p>
              </table:table-cell>
              <table:table-cell office:value-type="string" calcext:value-type="string">
                <text:p>TSL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66" calcext:value-type="float">
                <text:p>11.6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8.5" calcext:value-type="float">
                <text:p>-1168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TSL Sum</text:p>
            </table:table-cell>
            <table:table-cell table:number-columns-repeated="3"/>
            <table:table-cell table:formula="of:=SUM([.J84:.J89])" office:value-type="float" office:value="20.45" calcext:value-type="float">
              <text:p>20.45</text:p>
            </table:table-cell>
            <table:table-cell table:style-name="Result" table:formula="of:=SUBTOTAL(9;[.$K$84:.$K$89])" office:value-type="float" office:value="-306.03" calcext:value-type="float">
              <text:p>-306.03</text:p>
            </table:table-cell>
            <table:table-cell table:formula="of:=[.K90]-[.J90]" office:value-type="float" office:value="-326.48" calcext:value-type="float">
              <text:p>-326.48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T393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16.58" calcext:value-type="float">
                <text:p>16.5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89.65" calcext:value-type="float">
                <text:p>1489.6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8/2014</text:p>
              </table:table-cell>
              <table:table-cell office:value-type="string" calcext:value-type="string">
                <text:p>ABTQ364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18.9" calcext:value-type="float">
                <text:p>18.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03.5" calcext:value-type="float">
                <text:p>-170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2.87" calcext:value-type="float">
                <text:p>12.8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89.5" calcext:value-type="float">
                <text:p>-128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5-01-20" calcext:value-type="date">
                <text:p>01/20/15</text:p>
              </table:table-cell>
              <table:table-cell office:value-type="string" calcext:value-type="string">
                <text:p>ABUM244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TOUR</text:p>
              </table:table-cell>
              <table:table-cell office:value-type="string" calcext:value-type="string">
                <text:p>TOU</text:p>
              </table:table-cell>
              <table:table-cell/>
              <table:table-cell office:value-type="float" office:value="101" calcext:value-type="float">
                <text:p>101</text:p>
              </table:table-cell>
              <table:table-cell office:value-type="float" office:value="12.52" calcext:value-type="float">
                <text:p>12.5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249.46" calcext:value-type="float">
                <text:p>1249.46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TOU Sum</text:p>
            </table:table-cell>
            <table:table-cell table:number-columns-repeated="3"/>
            <table:table-cell table:formula="of:=SUM([.J92:.J95])" office:value-type="float" office:value="10.02" calcext:value-type="float">
              <text:p>10.02</text:p>
            </table:table-cell>
            <table:table-cell table:style-name="Result" table:formula="of:=SUBTOTAL(9;[.$K$92:.$K$95])" office:value-type="float" office:value="-253.89" calcext:value-type="float">
              <text:p>-253.89</text:p>
            </table:table-cell>
            <table:table-cell table:formula="of:=[.K96]-[.J96]" office:value-type="float" office:value="-263.91" calcext:value-type="float">
              <text:p>-263.9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78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5.5" calcext:value-type="float">
                <text:p>65.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962.43" calcext:value-type="float">
                <text:p>1962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3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95" calcext:value-type="float">
                <text:p>63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1" calcext:value-type="float">
                <text:p>-192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9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22" calcext:value-type="float">
                <text:p>63.2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94.04" calcext:value-type="float">
                <text:p>1894.0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6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TX</text:p>
              </table:table-cell>
              <table:table-cell office:value-type="string" calcext:value-type="string">
                <text:p>STX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3.61" calcext:value-type="float">
                <text:p>63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10.8" calcext:value-type="float">
                <text:p>-1910.8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TX Sum</text:p>
            </table:table-cell>
            <table:table-cell table:number-columns-repeated="4"/>
            <table:table-cell table:style-name="Result" table:formula="of:=SUBTOTAL(9;[.$K$98:.$K$101])" office:value-type="float" office:value="24.6700000000001" calcext:value-type="float">
              <text:p>24.67</text:p>
            </table:table-cell>
            <table:table-cell table:formula="of:=[.K102]-[.J102]" office:value-type="float" office:value="24.6700000000001" calcext:value-type="float">
              <text:p>24.6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I15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1.66" calcext:value-type="float">
                <text:p>1.66</text:p>
              </table:table-cell>
              <table:table-cell office:value-type="float" office:value="2.56" calcext:value-type="float">
                <text:p>2.56</text:p>
              </table:table-cell>
              <table:table-cell office:value-type="float" office:value="827.42" calcext:value-type="float">
                <text:p>827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H614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18" calcext:value-type="float">
                <text:p>2.1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92.5" calcext:value-type="float">
                <text:p>-109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476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69" calcext:value-type="float">
                <text:p>2.69</text:p>
              </table:table-cell>
              <table:table-cell office:value-type="float" office:value="2.56" calcext:value-type="float">
                <text:p>2.56</text:p>
              </table:table-cell>
              <table:table-cell office:value-type="float" office:value="1342.41" calcext:value-type="float">
                <text:p>1342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4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500" calcext:value-type="float">
                <text:p>500</text:p>
              </table:table-cell>
              <table:table-cell office:value-type="float" office:value="2.45" calcext:value-type="float">
                <text:p>2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27.5" calcext:value-type="float">
                <text:p>-122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2/2014</text:p>
              </table:table-cell>
              <table:table-cell office:value-type="string" calcext:value-type="string">
                <text:p>ABTZ505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4.08" calcext:value-type="float">
                <text:p>4.08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813.46" calcext:value-type="float">
                <text:p>813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0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4.24" calcext:value-type="float">
                <text:p>4.2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50.5" calcext:value-type="float">
                <text:p>-85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4/2014</text:p>
              </table:table-cell>
              <table:table-cell office:value-type="string" calcext:value-type="string">
                <text:p>ABTM869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4.9703" calcext:value-type="float">
                <text:p>4.9703</text:p>
              </table:table-cell>
              <table:table-cell office:value-type="float" office:value="2.53" calcext:value-type="float">
                <text:p>2.53</text:p>
              </table:table-cell>
              <table:table-cell office:value-type="float" office:value="1488.53" calcext:value-type="float">
                <text:p>1488.5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58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D</text:p>
              </table:table-cell>
              <table:table-cell office:value-type="string" calcext:value-type="string">
                <text:p>S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13" calcext:value-type="float">
                <text:p>5.1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41.5" calcext:value-type="float">
                <text:p>-1541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D Sum</text:p>
            </table:table-cell>
            <table:table-cell table:number-columns-repeated="3"/>
            <table:table-cell table:formula="of:=SUM([.J104:.J111])" office:value-type="float" office:value="20.17" calcext:value-type="float">
              <text:p>20.17</text:p>
            </table:table-cell>
            <table:table-cell table:style-name="Result" table:formula="of:=SUBTOTAL(9;[.$K$104:.$K$111])" office:value-type="float" office:value="-240.18" calcext:value-type="float">
              <text:p>-240.18</text:p>
            </table:table-cell>
            <table:table-cell table:formula="of:=[.K112]-[.J112]" office:value-type="float" office:value="-260.35" calcext:value-type="float">
              <text:p>-260.3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83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S</text:p>
              </table:table-cell>
              <table:table-cell office:value-type="string" calcext:value-type="string">
                <text:p>S</text:p>
              </table:table-cell>
              <table:table-cell/>
              <table:table-cell office:value-type="float" office:value="400" calcext:value-type="float">
                <text:p>400</text:p>
              </table:table-cell>
              <table:table-cell office:value-type="float" office:value="4.19" calcext:value-type="float">
                <text:p>4.19</text:p>
              </table:table-cell>
              <table:table-cell office:value-type="float" office:value="2.55" calcext:value-type="float">
                <text:p>2.55</text:p>
              </table:table-cell>
              <table:table-cell office:value-type="float" office:value="1673.41" calcext:value-type="float">
                <text:p>1673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64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S</text:p>
              </table:table-cell>
              <table:table-cell office:value-type="string" calcext:value-type="string">
                <text:p>S</text:p>
              </table:table-cell>
              <table:table-cell/>
              <table:table-cell office:value-type="float" office:value="400" calcext:value-type="float">
                <text:p>400</text:p>
              </table:table-cell>
              <table:table-cell office:value-type="float" office:value="4.25" calcext:value-type="float">
                <text:p>4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02.5" calcext:value-type="float">
                <text:p>-1702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S Sum</text:p>
            </table:table-cell>
            <table:table-cell table:number-columns-repeated="3"/>
            <table:table-cell table:formula="of:=SUM([.J114:.J115])" office:value-type="float" office:value="5.05" calcext:value-type="float">
              <text:p>5.05</text:p>
            </table:table-cell>
            <table:table-cell table:style-name="Result" table:formula="of:=SUBTOTAL(9;[.$K$114:.$K$115])" office:value-type="float" office:value="-29.0899999999999" calcext:value-type="float">
              <text:p>-29.09</text:p>
            </table:table-cell>
            <table:table-cell table:formula="of:=[.K116]-[.J116]" office:value-type="float" office:value="-34.1399999999999" calcext:value-type="float">
              <text:p>-34.14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66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OST</text:p>
              </table:table-cell>
              <table:table-cell office:value-type="string" calcext:value-type="string">
                <text:p>ROS</text:p>
              </table:table-cell>
              <table:table-cell/>
              <table:table-cell office:value-type="float" office:value="28" calcext:value-type="float">
                <text:p>28</text:p>
              </table:table-cell>
              <table:table-cell office:value-type="float" office:value="77.25" calcext:value-type="float">
                <text:p>77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5.5" calcext:value-type="float">
                <text:p>-216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4/2014</text:p>
              </table:table-cell>
              <table:table-cell office:value-type="string" calcext:value-type="string">
                <text:p>ABUD043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OST</text:p>
              </table:table-cell>
              <table:table-cell office:value-type="string" calcext:value-type="string">
                <text:p>ROS</text:p>
              </table:table-cell>
              <table:table-cell/>
              <table:table-cell office:value-type="float" office:value="28" calcext:value-type="float">
                <text:p>28</text:p>
              </table:table-cell>
              <table:table-cell office:value-type="float" office:value="81.07" calcext:value-type="float">
                <text:p>81.0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67.39" calcext:value-type="float">
                <text:p>2267.39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OS Sum</text:p>
            </table:table-cell>
            <table:table-cell table:number-columns-repeated="4"/>
            <table:table-cell table:style-name="Result" table:formula="of:=SUBTOTAL(9;[.$K$118:.$K$119])" office:value-type="float" office:value="101.89" calcext:value-type="float">
              <text:p>101.89</text:p>
            </table:table-cell>
            <table:table-cell table:formula="of:=[.K120]-[.J120]" office:value-type="float" office:value="101.89" calcext:value-type="float">
              <text:p>101.8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9/17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7.5" calcext:value-type="float">
                <text:p>3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5/2014</text:p>
              </table:table-cell>
              <table:table-cell office:value-type="string" calcext:value-type="string">
                <text:p>ABTQ462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7.37" calcext:value-type="float">
                <text:p>37.3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65.94" calcext:value-type="float">
                <text:p>1865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M85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IG</text:p>
              </table:table-cell>
              <table:table-cell office:value-type="string" calcext:value-type="string">
                <text:p>RIG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8.3" calcext:value-type="float">
                <text:p>3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17.5" calcext:value-type="float">
                <text:p>-191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IG Sum</text:p>
            </table:table-cell>
            <table:table-cell table:number-columns-repeated="3"/>
            <table:table-cell table:formula="of:=SUM([.J122:.J124])" office:value-type="float" office:value="5.01" calcext:value-type="float">
              <text:p>5.01</text:p>
            </table:table-cell>
            <table:table-cell table:style-name="Result" table:formula="of:=SUBTOTAL(9;[.$K$122:.$K$124])" office:value-type="float" office:value="-14.0599999999999" calcext:value-type="float">
              <text:p>-14.06</text:p>
            </table:table-cell>
            <table:table-cell table:formula="of:=[.K125]-[.J125]" office:value-type="float" office:value="-19.0699999999999" calcext:value-type="float">
              <text:p>-19.0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8/2014</text:p>
              </table:table-cell>
              <table:table-cell office:value-type="string" calcext:value-type="string">
                <text:p>ABUJ012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6.96" calcext:value-type="float">
                <text:p>6.9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89.44" calcext:value-type="float">
                <text:p>1389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916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97.45" calcext:value-type="float">
                <text:p>119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79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5.83" calcext:value-type="float">
                <text:p>5.8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68.5" calcext:value-type="float">
                <text:p>-116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2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5.78" calcext:value-type="float">
                <text:p>5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58.5" calcext:value-type="float">
                <text:p>-1158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1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81" calcext:value-type="float">
                <text:p>5.81</text:p>
              </table:table-cell>
              <table:table-cell office:value-type="float" office:value="2.54" calcext:value-type="float">
                <text:p>2.54</text:p>
              </table:table-cell>
              <table:table-cell office:value-type="float" office:value="1740.42" calcext:value-type="float">
                <text:p>1740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6/2014</text:p>
              </table:table-cell>
              <table:table-cell office:value-type="string" calcext:value-type="string">
                <text:p>ABUI61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RAD</text:p>
              </table:table-cell>
              <table:table-cell office:value-type="string" calcext:value-type="string">
                <text:p>RAD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5.85" calcext:value-type="float">
                <text:p>5.8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57.5" calcext:value-type="float">
                <text:p>-175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RAD Sum</text:p>
            </table:table-cell>
            <table:table-cell table:number-columns-repeated="3"/>
            <table:table-cell table:formula="of:=SUM([.J127:.J132])" office:value-type="float" office:value="15.08" calcext:value-type="float">
              <text:p>15.08</text:p>
            </table:table-cell>
            <table:table-cell table:style-name="Result" table:formula="of:=SUBTOTAL(9;[.$K$127:.$K$132])" office:value-type="float" office:value="242.81" calcext:value-type="float">
              <text:p>242.81</text:p>
            </table:table-cell>
            <table:table-cell table:formula="of:=[.K133]-[.J133]" office:value-type="float" office:value="227.73" calcext:value-type="float">
              <text:p>227.7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8/14/2014</text:p>
              </table:table-cell>
              <table:table-cell office:value-type="string" calcext:value-type="string">
                <text:p>ABTN942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E</text:p>
              </table:table-cell>
              <table:table-cell office:value-type="string" calcext:value-type="string">
                <text:p>PF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8.4" calcext:value-type="float">
                <text:p>28.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22.5" calcext:value-type="float">
                <text:p>-142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9/2014</text:p>
              </table:table-cell>
              <table:table-cell office:value-type="string" calcext:value-type="string">
                <text:p>ABTQ459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E</text:p>
              </table:table-cell>
              <table:table-cell office:value-type="string" calcext:value-type="string">
                <text:p>PF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015" calcext:value-type="float">
                <text:p>29.0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48.2" calcext:value-type="float">
                <text:p>1448.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FE Sum</text:p>
            </table:table-cell>
            <table:table-cell table:number-columns-repeated="3"/>
            <table:table-cell table:formula="of:=SUM([.J135:.J136])" office:value-type="float" office:value="5.01" calcext:value-type="float">
              <text:p>5.01</text:p>
            </table:table-cell>
            <table:table-cell table:style-name="Result" table:formula="of:=SUBTOTAL(9;[.$K$135:.$K$136])" office:value-type="float" office:value="25.7" calcext:value-type="float">
              <text:p>25.7</text:p>
            </table:table-cell>
            <table:table-cell table:formula="of:=[.K137]-[.J137]" office:value-type="float" office:value="20.69" calcext:value-type="float">
              <text:p>20.6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423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4.58" calcext:value-type="float">
                <text:p>34.5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26.45" calcext:value-type="float">
                <text:p>1726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3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4.76" calcext:value-type="float">
                <text:p>34.7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40.5" calcext:value-type="float">
                <text:p>-174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21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35" calcext:value-type="float">
                <text:p>35</text:p>
              </table:table-cell>
              <table:table-cell office:value-type="float" office:value="33.82" calcext:value-type="float">
                <text:p>33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86.2" calcext:value-type="float">
                <text:p>-1186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 office:value-type="string" calcext:value-type="string">
                <text:p>ABUI384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F</text:p>
              </table:table-cell>
              <table:table-cell office:value-type="string" calcext:value-type="string">
                <text:p>PF</text:p>
              </table:table-cell>
              <table:table-cell/>
              <table:table-cell office:value-type="float" office:value="35" calcext:value-type="float">
                <text:p>35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87.46" calcext:value-type="float">
                <text:p>1187.46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F Sum</text:p>
            </table:table-cell>
            <table:table-cell table:number-columns-repeated="3"/>
            <table:table-cell table:formula="of:=SUM([.J139:.J142])" office:value-type="float" office:value="10.02" calcext:value-type="float">
              <text:p>10.02</text:p>
            </table:table-cell>
            <table:table-cell table:style-name="Result" table:formula="of:=SUBTOTAL(9;[.$K$139:.$K$142])" office:value-type="float" office:value="-12.79" calcext:value-type="float">
              <text:p>-12.79</text:p>
            </table:table-cell>
            <table:table-cell table:formula="of:=[.K143]-[.J143]" office:value-type="float" office:value="-22.81" calcext:value-type="float">
              <text:p>-22.8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7/30/2014</text:p>
              </table:table-cell>
              <table:table-cell office:value-type="string" calcext:value-type="string">
                <text:p>ABTL289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PEP</text:p>
              </table:table-cell>
              <table:table-cell office:value-type="string" calcext:value-type="string">
                <text:p>PEP</text:p>
              </table:table-cell>
              <table:table-cell/>
              <table:table-cell office:value-type="float" office:value="20" calcext:value-type="float">
                <text:p>20</text:p>
              </table:table-cell>
              <table:table-cell office:value-type="float" office:value="89.17" calcext:value-type="float">
                <text:p>89.1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85.9" calcext:value-type="float">
                <text:p>-1785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291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PEP</text:p>
              </table:table-cell>
              <table:table-cell office:value-type="string" calcext:value-type="string">
                <text:p>PEP</text:p>
              </table:table-cell>
              <table:table-cell/>
              <table:table-cell office:value-type="float" office:value="20" calcext:value-type="float">
                <text:p>20</text:p>
              </table:table-cell>
              <table:table-cell office:value-type="float" office:value="88.24" calcext:value-type="float">
                <text:p>88.2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762.25" calcext:value-type="float">
                <text:p>1762.2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PEP Sum</text:p>
            </table:table-cell>
            <table:table-cell table:number-columns-repeated="4"/>
            <table:table-cell table:style-name="Result" table:formula="of:=SUBTOTAL(9;[.$K$145:.$K$146])" office:value-type="float" office:value="-23.6500000000001" calcext:value-type="float">
              <text:p>-23.65</text:p>
            </table:table-cell>
            <table:table-cell table:formula="of:=[.K147]-[.J147]" office:value-type="float" office:value="-23.6500000000001" calcext:value-type="float">
              <text:p>-23.6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1/04/2014</text:p>
              </table:table-cell>
              <table:table-cell office:value-type="string" calcext:value-type="string">
                <text:p>ABUB559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95" calcext:value-type="float">
                <text:p>11.29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126.95" calcext:value-type="float">
                <text:p>1126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31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141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9" calcext:value-type="float">
                <text:p>11.2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31.5" calcext:value-type="float">
                <text:p>-113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 office:value-type="string" calcext:value-type="string">
                <text:p>ABTQ635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685" calcext:value-type="float">
                <text:p>11.68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750.19" calcext:value-type="float">
                <text:p>1750.1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13/2014</text:p>
              </table:table-cell>
              <table:table-cell office:value-type="string" calcext:value-type="string">
                <text:p>ABTN72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52" calcext:value-type="float">
                <text:p>11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0.5" calcext:value-type="float">
                <text:p>-173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9/2015</text:p>
              </table:table-cell>
              <table:table-cell office:value-type="string" calcext:value-type="string">
                <text:p>ABUL42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795" calcext:value-type="float">
                <text:p>10.79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16.69" calcext:value-type="float">
                <text:p>1616.6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5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NLY</text:p>
              </table:table-cell>
              <table:table-cell office:value-type="string" calcext:value-type="string">
                <text:p>NLY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94" calcext:value-type="float">
                <text:p>10.9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643.5" calcext:value-type="float">
                <text:p>-1643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NLY Sum</text:p>
            </table:table-cell>
            <table:table-cell table:number-columns-repeated="3"/>
            <table:table-cell table:formula="of:=SUM([.J149:.J155])" office:value-type="float" office:value="15.06" calcext:value-type="float">
              <text:p>15.06</text:p>
            </table:table-cell>
            <table:table-cell table:style-name="Result" table:formula="of:=SUBTOTAL(9;[.$K$149:.$K$155])" office:value-type="float" office:value="18.3300000000002" calcext:value-type="float">
              <text:p>18.33</text:p>
            </table:table-cell>
            <table:table-cell table:formula="of:=[.K156]-[.J156]" office:value-type="float" office:value="3.2700000000002" calcext:value-type="float">
              <text:p>3.2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 office:value-type="string" calcext:value-type="string">
                <text:p>ABUF396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7.77" calcext:value-type="float">
                <text:p>47.7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385.93" calcext:value-type="float">
                <text:p>2385.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7/2014</text:p>
              </table:table-cell>
              <table:table-cell office:value-type="string" calcext:value-type="string">
                <text:p>ABTY74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SFT</text:p>
              </table:table-cell>
              <table:table-cell office:value-type="string" calcext:value-type="string">
                <text:p>MSF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3.43" calcext:value-type="float">
                <text:p>43.4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4" calcext:value-type="float">
                <text:p>-217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MSF Sum</text:p>
            </table:table-cell>
            <table:table-cell table:number-columns-repeated="3"/>
            <table:table-cell table:formula="of:=SUM([.J158:.J160])" office:value-type="float" office:value="5.01" calcext:value-type="float">
              <text:p>5.01</text:p>
            </table:table-cell>
            <table:table-cell table:style-name="Result" table:formula="of:=SUBTOTAL(9;[.$K$158:.$K$160])" office:value-type="float" office:value="227.43" calcext:value-type="float">
              <text:p>227.43</text:p>
            </table:table-cell>
            <table:table-cell table:formula="of:=[.K161]-[.J161]" office:value-type="float" office:value="222.42" calcext:value-type="float">
              <text:p>222.4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82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8.38" calcext:value-type="float">
                <text:p>18.38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754.41" calcext:value-type="float">
                <text:p>2754.4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8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7.81" calcext:value-type="float">
                <text:p>17.8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93" calcext:value-type="float">
                <text:p>-8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790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MGM</text:p>
              </table:table-cell>
              <table:table-cell office:value-type="string" calcext:value-type="string">
                <text:p>MG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7.95" calcext:value-type="float">
                <text:p>17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97.5" calcext:value-type="float">
                <text:p>-179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MGM Sum</text:p>
            </table:table-cell>
            <table:table-cell table:number-columns-repeated="3"/>
            <table:table-cell table:formula="of:=SUM([.J163:.J165])" office:value-type="float" office:value="7.52" calcext:value-type="float">
              <text:p>7.52</text:p>
            </table:table-cell>
            <table:table-cell table:style-name="Result" table:formula="of:=SUBTOTAL(9;[.$K$163:.$K$165])" office:value-type="float" office:value="63.9099999999999" calcext:value-type="float">
              <text:p>63.91</text:p>
            </table:table-cell>
            <table:table-cell table:formula="of:=[.K166]-[.J166]" office:value-type="float" office:value="56.3899999999999" calcext:value-type="float">
              <text:p>56.3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7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LNCO</text:p>
              </table:table-cell>
              <table:table-cell office:value-type="string" calcext:value-type="string">
                <text:p>LNC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0.93" calcext:value-type="float">
                <text:p>10.9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36.94" calcext:value-type="float">
                <text:p>1636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503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LNCO</text:p>
              </table:table-cell>
              <table:table-cell office:value-type="string" calcext:value-type="string">
                <text:p>LNC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1.58" calcext:value-type="float">
                <text:p>11.5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9.5" calcext:value-type="float">
                <text:p>-1739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LNC Sum</text:p>
            </table:table-cell>
            <table:table-cell table:number-columns-repeated="3"/>
            <table:table-cell table:formula="of:=SUM([.J163:.J168])" office:value-type="float" office:value="20.06" calcext:value-type="float">
              <text:p>20.06</text:p>
            </table:table-cell>
            <table:table-cell table:style-name="Result" table:formula="of:=SUBTOTAL(9;[.$K$167:.$K$168])" office:value-type="float" office:value="-102.56" calcext:value-type="float">
              <text:p>-102.56</text:p>
            </table:table-cell>
            <table:table-cell table:formula="of:=[.K169]-[.J169]" office:value-type="float" office:value="-122.62" calcext:value-type="float">
              <text:p>-122.6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Z0356</text:p>
              </table:table-cell>
              <table:table-cell office:value-type="string" calcext:value-type="string">
                <text:p>Buy-Put-Open</text:p>
              </table:table-cell>
              <table:table-cell office:value-type="string" calcext:value-type="string">
                <text:p>SYMBOL: LEN.P.42.00.20141122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 office:value-type="float" office:value="1.41" calcext:value-type="float">
                <text:p>1.41</text:p>
              </table:table-cell>
              <table:table-cell office:value-type="float" office:value="5.2" calcext:value-type="float">
                <text:p>5.2</text:p>
              </table:table-cell>
              <table:table-cell office:value-type="float" office:value="-710.2" calcext:value-type="float">
                <text:p>-710.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074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LEN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6.73" calcext:value-type="float">
                <text:p>36.7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33.94" calcext:value-type="float">
                <text:p>1833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071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LEN</text:p>
              </table:table-cell>
              <table:table-cell office:value-type="string" calcext:value-type="string">
                <text:p>LEN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7.15" calcext:value-type="float">
                <text:p>37.1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60" calcext:value-type="float">
                <text:p>-1860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LEN Sum</text:p>
            </table:table-cell>
            <table:table-cell table:number-columns-repeated="3"/>
            <table:table-cell table:formula="of:=SUM([.J171:.J173])" office:value-type="float" office:value="10.21" calcext:value-type="float">
              <text:p>10.21</text:p>
            </table:table-cell>
            <table:table-cell table:style-name="Result" table:formula="of:=SUBTOTAL(9;[.$K$171:.$K$173])" office:value-type="float" office:value="-736.26" calcext:value-type="float">
              <text:p>-736.26</text:p>
            </table:table-cell>
            <table:table-cell table:formula="of:=[.K174]-[.J174]" office:value-type="float" office:value="-746.47" calcext:value-type="float">
              <text:p>-746.4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23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9/2014</text:p>
              </table:table-cell>
              <table:table-cell office:value-type="string" calcext:value-type="string">
                <text:p>ABUG756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45" calcext:value-type="float">
                <text:p>21.4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069.95" calcext:value-type="float">
                <text:p>1069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5/2014</text:p>
              </table:table-cell>
              <table:table-cell office:value-type="string" calcext:value-type="string">
                <text:p>ABUF499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NPR</text:p>
              </table:table-cell>
              <table:table-cell office:value-type="string" calcext:value-type="string">
                <text:p>JNP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2.02" calcext:value-type="float">
                <text:p>22.0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03.5" calcext:value-type="float">
                <text:p>-1103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NP Sum</text:p>
            </table:table-cell>
            <table:table-cell table:number-columns-repeated="3"/>
            <table:table-cell table:formula="of:=SUM([.J176:.J178])" office:value-type="float" office:value="5.02" calcext:value-type="float">
              <text:p>5.02</text:p>
            </table:table-cell>
            <table:table-cell table:style-name="Result" table:formula="of:=SUBTOTAL(9;[.$K$176:.$K$178])" office:value-type="float" office:value="-28.55" calcext:value-type="float">
              <text:p>-28.55</text:p>
            </table:table-cell>
            <table:table-cell table:formula="of:=[.K179]-[.J179]" office:value-type="float" office:value="-33.57" calcext:value-type="float">
              <text:p>-33.5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552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4.56" calcext:value-type="float">
                <text:p>14.5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725.47" calcext:value-type="float">
                <text:p>725.4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5.97" calcext:value-type="float">
                <text:p>15.9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275.06" calcext:value-type="float">
                <text:p>1275.0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16.84" calcext:value-type="float">
                <text:p>16.8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44.5" calcext:value-type="float">
                <text:p>-84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976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42" calcext:value-type="float">
                <text:p>17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96.1" calcext:value-type="float">
                <text:p>-1396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53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3.5" calcext:value-type="float">
                <text:p>23.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12.44" calcext:value-type="float">
                <text:p>2112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0/2014</text:p>
              </table:table-cell>
              <table:table-cell office:value-type="string" calcext:value-type="string">
                <text:p>ABTX501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4.96" calcext:value-type="float">
                <text:p>24.9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8.9" calcext:value-type="float">
                <text:p>-224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42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3.51" calcext:value-type="float">
                <text:p>13.5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537.87" calcext:value-type="float">
                <text:p>537.8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53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14.41" calcext:value-type="float">
                <text:p>14.4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578.9" calcext:value-type="float">
                <text:p>-578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3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39" calcext:value-type="float">
                <text:p>14.3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36.45" calcext:value-type="float">
                <text:p>1436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077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MEI</text:p>
              </table:table-cell>
              <table:table-cell office:value-type="string" calcext:value-type="string">
                <text:p>JME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45" calcext:value-type="float">
                <text:p>14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47.5" calcext:value-type="float">
                <text:p>-144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ME Sum</text:p>
            </table:table-cell>
            <table:table-cell table:number-columns-repeated="3"/>
            <table:table-cell table:formula="of:=SUM([.J181:.J190])" office:value-type="float" office:value="25.05" calcext:value-type="float">
              <text:p>25.05</text:p>
            </table:table-cell>
            <table:table-cell table:style-name="Result" table:formula="of:=SUBTOTAL(9;[.$K$181:.$K$190])" office:value-type="float" office:value="-428.61" calcext:value-type="float">
              <text:p>-428.61</text:p>
            </table:table-cell>
            <table:table-cell table:formula="of:=[.K191]-[.J191]" office:value-type="float" office:value="-453.66" calcext:value-type="float">
              <text:p>-453.66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07/2015</text:p>
              </table:table-cell>
              <table:table-cell office:value-type="string" calcext:value-type="string">
                <text:p>ABUL419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7.46" calcext:value-type="float">
                <text:p>17.4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3489.4" calcext:value-type="float">
                <text:p>3489.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55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7.9" calcext:value-type="float">
                <text:p>17.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92.5" calcext:value-type="float">
                <text:p>-179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4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JKS</text:p>
              </table:table-cell>
              <table:table-cell office:value-type="string" calcext:value-type="string">
                <text:p>JKS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33" calcext:value-type="float">
                <text:p>19.3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35.5" calcext:value-type="float">
                <text:p>-1935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JKS Sum</text:p>
            </table:table-cell>
            <table:table-cell table:number-columns-repeated="3"/>
            <table:table-cell table:formula="of:=SUM([.J193:.J195])" office:value-type="float" office:value="7.52" calcext:value-type="float">
              <text:p>7.52</text:p>
            </table:table-cell>
            <table:table-cell table:style-name="Result" table:formula="of:=SUBTOTAL(9;[.$K$193:.$K$195])" office:value-type="float" office:value="-238.6" calcext:value-type="float">
              <text:p>-238.6</text:p>
            </table:table-cell>
            <table:table-cell table:formula="of:=[.K196]-[.J196]" office:value-type="float" office:value="-246.12" calcext:value-type="float">
              <text:p>-246.1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9.5" calcext:value-type="float">
                <text:p>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37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0.365" calcext:value-type="float">
                <text:p>20.36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33.94" calcext:value-type="float">
                <text:p>2033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3/2014</text:p>
              </table:table-cell>
              <table:table-cell office:value-type="string" calcext:value-type="string">
                <text:p>ABUD568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IPG</text:p>
              </table:table-cell>
              <table:table-cell office:value-type="string" calcext:value-type="string">
                <text:p>IPG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52" calcext:value-type="float">
                <text:p>19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54.5" calcext:value-type="float">
                <text:p>-1954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IPG Sum</text:p>
            </table:table-cell>
            <table:table-cell table:number-columns-repeated="3"/>
            <table:table-cell table:formula="of:=SUM([.J198:.J200])" office:value-type="float" office:value="5.01" calcext:value-type="float">
              <text:p>5.01</text:p>
            </table:table-cell>
            <table:table-cell table:style-name="Result" table:formula="of:=SUBTOTAL(9;[.$K$198:.$K$200])" office:value-type="float" office:value="88.9400000000001" calcext:value-type="float">
              <text:p>88.94</text:p>
            </table:table-cell>
            <table:table-cell table:formula="of:=[.K201]-[.J201]" office:value-type="float" office:value="83.9300000000001" calcext:value-type="float">
              <text:p>83.9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97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9.51" calcext:value-type="float">
                <text:p>39.5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72.94" calcext:value-type="float">
                <text:p>1972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977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0.59" calcext:value-type="float">
                <text:p>40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32" calcext:value-type="float">
                <text:p>-203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5/2014</text:p>
              </table:table-cell>
              <table:table-cell office:value-type="string" calcext:value-type="string">
                <text:p>ABTX943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43" calcext:value-type="float">
                <text:p>43</text:p>
              </table:table-cell>
              <table:table-cell office:value-type="float" office:value="48.32" calcext:value-type="float">
                <text:p>48.32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75.19" calcext:value-type="float">
                <text:p>2075.1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4/2014</text:p>
              </table:table-cell>
              <table:table-cell office:value-type="string" calcext:value-type="string">
                <text:p>ABTX943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HAL</text:p>
              </table:table-cell>
              <table:table-cell office:value-type="string" calcext:value-type="string">
                <text:p>HAL</text:p>
              </table:table-cell>
              <table:table-cell/>
              <table:table-cell office:value-type="float" office:value="43" calcext:value-type="float">
                <text:p>43</text:p>
              </table:table-cell>
              <table:table-cell office:value-type="float" office:value="50.54" calcext:value-type="float">
                <text:p>50.5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5.72" calcext:value-type="float">
                <text:p>-2175.7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HAL Sum</text:p>
            </table:table-cell>
            <table:table-cell table:number-columns-repeated="3"/>
            <table:table-cell table:formula="of:=SUM([.J203:.J206])" office:value-type="float" office:value="10.03" calcext:value-type="float">
              <text:p>10.03</text:p>
            </table:table-cell>
            <table:table-cell table:style-name="Result" table:formula="of:=SUBTOTAL(9;[.$K$203:.$K$206])" office:value-type="float" office:value="-159.59" calcext:value-type="float">
              <text:p>-159.59</text:p>
            </table:table-cell>
            <table:table-cell table:formula="of:=[.K207]-[.J207]" office:value-type="float" office:value="-169.62" calcext:value-type="float">
              <text:p>-169.6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9/23/2014</text:p>
              </table:table-cell>
              <table:table-cell office:value-type="string" calcext:value-type="string">
                <text:p>ABTU602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TAT</text:p>
              </table:table-cell>
              <table:table-cell office:value-type="string" calcext:value-type="string">
                <text:p>GTA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1.6" calcext:value-type="float">
                <text:p>11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22.5" calcext:value-type="float">
                <text:p>-232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U604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TAT</text:p>
              </table:table-cell>
              <table:table-cell office:value-type="string" calcext:value-type="string">
                <text:p>GTA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0.6" calcext:value-type="float">
                <text:p>10.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117.43" calcext:value-type="float">
                <text:p>2117.4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TA Sum</text:p>
            </table:table-cell>
            <table:table-cell table:number-columns-repeated="3"/>
            <table:table-cell table:formula="of:=SUM([.J209:.J210])" office:value-type="float" office:value="5.02" calcext:value-type="float">
              <text:p>5.02</text:p>
            </table:table-cell>
            <table:table-cell table:style-name="Result" table:formula="of:=SUBTOTAL(9;[.$K$209:.$K$210])" office:value-type="float" office:value="-205.07" calcext:value-type="float">
              <text:p>-205.07</text:p>
            </table:table-cell>
            <table:table-cell table:formula="of:=[.K211]-[.J211]" office:value-type="float" office:value="-210.09" calcext:value-type="float">
              <text:p>-210.09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4/2014</text:p>
              </table:table-cell>
              <table:table-cell office:value-type="string" calcext:value-type="string">
                <text:p>ABUG774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30" calcext:value-type="float">
                <text:p>130</text:p>
              </table:table-cell>
              <table:table-cell office:value-type="float" office:value="15.97" calcext:value-type="float">
                <text:p>15.9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73.53" calcext:value-type="float">
                <text:p>2073.5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75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30" calcext:value-type="float">
                <text:p>130</text:p>
              </table:table-cell>
              <table:table-cell office:value-type="float" office:value="16.37" calcext:value-type="float">
                <text:p>16.3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30.6" calcext:value-type="float">
                <text:p>-2130.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7/2014</text:p>
              </table:table-cell>
              <table:table-cell office:value-type="string" calcext:value-type="string">
                <text:p>ABTF883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10" calcext:value-type="float">
                <text:p>110</text:p>
              </table:table-cell>
              <table:table-cell office:value-type="float" office:value="18.4" calcext:value-type="float">
                <text:p>18.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21.44" calcext:value-type="float">
                <text:p>2021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6-30" calcext:value-type="date">
                <text:p>06/30/14</text:p>
              </table:table-cell>
              <table:table-cell office:value-type="string" calcext:value-type="string">
                <text:p>ABTF882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OGO</text:p>
              </table:table-cell>
              <table:table-cell office:value-type="string" calcext:value-type="string">
                <text:p>GOG</text:p>
              </table:table-cell>
              <table:table-cell/>
              <table:table-cell office:value-type="float" office:value="110" calcext:value-type="float">
                <text:p>110</text:p>
              </table:table-cell>
              <table:table-cell office:value-type="float" office:value="19.62" calcext:value-type="float">
                <text:p>19.6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0.7" calcext:value-type="float">
                <text:p>-2160.7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OG Sum</text:p>
            </table:table-cell>
            <table:table-cell table:number-columns-repeated="3"/>
            <table:table-cell table:formula="of:=SUM([.J213:.J216])" office:value-type="float" office:value="10.03" calcext:value-type="float">
              <text:p>10.03</text:p>
            </table:table-cell>
            <table:table-cell table:style-name="Result" table:formula="of:=SUBTOTAL(9;[.$K$213:.$K$216])" office:value-type="float" office:value="-196.329999999999" calcext:value-type="float">
              <text:p>-196.33</text:p>
            </table:table-cell>
            <table:table-cell table:formula="of:=[.K217]-[.J217]" office:value-type="float" office:value="-206.359999999999" calcext:value-type="float">
              <text:p>-206.36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4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U40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45" calcext:value-type="float">
                <text:p>22.4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793.44" calcext:value-type="float">
                <text:p>179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04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3.34" calcext:value-type="float">
                <text:p>23.3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69.7" calcext:value-type="float">
                <text:p>-1869.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29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3.85" calcext:value-type="float">
                <text:p>3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9/2014</text:p>
              </table:table-cell>
              <table:table-cell office:value-type="string" calcext:value-type="string">
                <text:p>ABTH43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G</text:p>
              </table:table-cell>
              <table:table-cell office:value-type="string" calcext:value-type="string">
                <text:p>GG</text:p>
              </table:table-cell>
              <table:table-cell/>
              <table:table-cell office:value-type="float" office:value="77" calcext:value-type="float">
                <text:p>77</text:p>
              </table:table-cell>
              <table:table-cell office:value-type="float" office:value="28.29" calcext:value-type="float">
                <text:p>28.2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0.83" calcext:value-type="float">
                <text:p>-2180.8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G Sum</text:p>
            </table:table-cell>
            <table:table-cell table:number-columns-repeated="3"/>
            <table:table-cell table:formula="of:=SUM([.J219:.J227])" office:value-type="float" office:value="7.52" calcext:value-type="float">
              <text:p>7.52</text:p>
            </table:table-cell>
            <table:table-cell table:style-name="Result" table:formula="of:=SUBTOTAL(9;[.$K$219:.$K$227])" office:value-type="float" office:value="-2233.99" calcext:value-type="float">
              <text:p>-2233.99</text:p>
            </table:table-cell>
            <table:table-cell table:formula="of:=[.K228]-[.J228]" office:value-type="float" office:value="-2241.51" calcext:value-type="float">
              <text:p>-2241.51</text:p>
            </table:table-cell>
            <table:table-cell office:value-type="string" calcext:value-type="string">
              <text:p>in trade</text:p>
            </table:table-cell>
            <table:table-cell table:number-columns-repeated="1011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311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15" calcext:value-type="float">
                <text:p>115</text:p>
              </table:table-cell>
              <table:table-cell office:value-type="float" office:value="17.98" calcext:value-type="float">
                <text:p>17.9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65.14" calcext:value-type="float">
                <text:p>2065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1/2014</text:p>
              </table:table-cell>
              <table:table-cell office:value-type="string" calcext:value-type="string">
                <text:p>ABUG302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15" calcext:value-type="float">
                <text:p>1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7.5" calcext:value-type="float">
                <text:p>-218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 office:value-type="string" calcext:value-type="string">
                <text:p>ABUE32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8.63" calcext:value-type="float">
                <text:p>18.6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87.85" calcext:value-type="float">
                <text:p>1487.8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321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8.31" calcext:value-type="float">
                <text:p>18.3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67.3" calcext:value-type="float">
                <text:p>-1467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0/2014</text:p>
              </table:table-cell>
              <table:table-cell office:value-type="string" calcext:value-type="string">
                <text:p>ABUC889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395" calcext:value-type="float">
                <text:p>17.39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389.05" calcext:value-type="float">
                <text:p>1389.0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0/2014</text:p>
              </table:table-cell>
              <table:table-cell office:value-type="string" calcext:value-type="string">
                <text:p>ABUC88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17.61" calcext:value-type="float">
                <text:p>17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11.3" calcext:value-type="float">
                <text:p>-1411.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5/2014</text:p>
              </table:table-cell>
              <table:table-cell office:value-type="string" calcext:value-type="string">
                <text:p>ABUB640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6.99" calcext:value-type="float">
                <text:p>16.9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86.76" calcext:value-type="float">
                <text:p>1186.7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563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17.35" calcext:value-type="float">
                <text:p>17.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217" calcext:value-type="float">
                <text:p>-121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30/2014</text:p>
              </table:table-cell>
              <table:table-cell office:value-type="string" calcext:value-type="string">
                <text:p>ABTX200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9.43" calcext:value-type="float">
                <text:p>19.4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0.44" calcext:value-type="float">
                <text:p>194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6/2014</text:p>
              </table:table-cell>
              <table:table-cell office:value-type="string" calcext:value-type="string">
                <text:p>ABTW60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03" calcext:value-type="float">
                <text:p>21.0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05.5" calcext:value-type="float">
                <text:p>-210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3/2014</text:p>
              </table:table-cell>
              <table:table-cell office:value-type="string" calcext:value-type="string">
                <text:p>ABTV67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01" calcext:value-type="float">
                <text:p>21.0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98.44" calcext:value-type="float">
                <text:p>2098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75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57" calcext:value-type="float">
                <text:p>21.5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59.5" calcext:value-type="float">
                <text:p>-215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9/2014</text:p>
              </table:table-cell>
              <table:table-cell office:value-type="string" calcext:value-type="string">
                <text:p>ABTV053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8" calcext:value-type="float">
                <text:p>21.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7.44" calcext:value-type="float">
                <text:p>2177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5/2014</text:p>
              </table:table-cell>
              <table:table-cell office:value-type="string" calcext:value-type="string">
                <text:p>ABTV05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DX</text:p>
              </table:table-cell>
              <table:table-cell office:value-type="string" calcext:value-type="string">
                <text:p>GD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2.1777" calcext:value-type="float">
                <text:p>22.177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20.28" calcext:value-type="float">
                <text:p>-2220.28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DX Sum</text:p>
            </table:table-cell>
            <table:table-cell table:number-columns-repeated="3"/>
            <table:table-cell table:formula="of:=SUM([.J230:.J243])" office:value-type="float" office:value="35.07" calcext:value-type="float">
              <text:p>35.07</text:p>
            </table:table-cell>
            <table:table-cell table:style-name="Result" table:formula="of:=SUBTOTAL(9;[.$K$230:.$K$243])" office:value-type="float" office:value="-423.26" calcext:value-type="float">
              <text:p>-423.26</text:p>
            </table:table-cell>
            <table:table-cell table:formula="of:=[.K244]-[.J244]" office:value-type="float" office:value="-458.33" calcext:value-type="float">
              <text:p>-458.3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550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42" calcext:value-type="float">
                <text:p>42</text:p>
              </table:table-cell>
              <table:table-cell office:value-type="float" office:value="52.49" calcext:value-type="float">
                <text:p>52.49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02.02" calcext:value-type="float">
                <text:p>2202.0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27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42" calcext:value-type="float">
                <text:p>42</text:p>
              </table:table-cell>
              <table:table-cell office:value-type="float" office:value="51.95" calcext:value-type="float">
                <text:p>51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4.4" calcext:value-type="float">
                <text:p>-2184.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59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53.55" calcext:value-type="float">
                <text:p>53.5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674.93" calcext:value-type="float">
                <text:p>2674.9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87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GAS</text:p>
              </table:table-cell>
              <table:table-cell office:value-type="string" calcext:value-type="string">
                <text:p>GAS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54.875" calcext:value-type="float">
                <text:p>54.8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746.25" calcext:value-type="float">
                <text:p>-2746.2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GAS Sum</text:p>
            </table:table-cell>
            <table:table-cell table:number-columns-repeated="3"/>
            <table:table-cell table:formula="of:=SUM([.J246:.J249])" office:value-type="float" office:value="10.02" calcext:value-type="float">
              <text:p>10.02</text:p>
            </table:table-cell>
            <table:table-cell table:style-name="Result" table:formula="of:=SUBTOTAL(9;[.$K$246:.$K$249])" office:value-type="float" office:value="-53.7000000000003" calcext:value-type="float">
              <text:p>-53.7</text:p>
            </table:table-cell>
            <table:table-cell table:formula="of:=[.K250]-[.J250]" office:value-type="float" office:value="-63.7200000000003" calcext:value-type="float">
              <text:p>-63.7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89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MCC</text:p>
              </table:table-cell>
              <table:table-cell office:value-type="string" calcext:value-type="string">
                <text:p>FMC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.87" calcext:value-type="float">
                <text:p>1.8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376.5" calcext:value-type="float">
                <text:p>-376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FMC Sum</text:p>
            </table:table-cell>
            <table:table-cell table:number-columns-repeated="4"/>
            <table:table-cell table:style-name="Result" table:formula="of:=SUBTOTAL(9;[.$K$252:.$K$252])" office:value-type="float" office:value="-376.5" calcext:value-type="float">
              <text:p>-376.5</text:p>
            </table:table-cell>
            <table:table-cell table:formula="of:=[.K253]-[.J253]" office:value-type="float" office:value="-376.5" calcext:value-type="float">
              <text:p>-376.5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6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78" calcext:value-type="float">
                <text:p>22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24.9" calcext:value-type="float">
                <text:p>-18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3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2.78" calcext:value-type="float">
                <text:p>22.7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824.9" calcext:value-type="float">
                <text:p>-18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L828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2.88" calcext:value-type="float">
                <text:p>22.8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6.64" calcext:value-type="float">
                <text:p>2056.6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7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FCX</text:p>
              </table:table-cell>
              <table:table-cell office:value-type="string" calcext:value-type="string">
                <text:p>FCX</text:p>
              </table:table-cell>
              <table:table-cell/>
              <table:table-cell office:value-type="float" office:value="90" calcext:value-type="float">
                <text:p>90</text:p>
              </table:table-cell>
              <table:table-cell office:value-type="float" office:value="22.68" calcext:value-type="float">
                <text:p>22.6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43.7" calcext:value-type="float">
                <text:p>-2043.7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FCX Sum</text:p>
            </table:table-cell>
            <table:table-cell table:number-columns-repeated="3"/>
            <table:table-cell table:formula="of:=SUM([.J255:.J258])" office:value-type="float" office:value="10.01" calcext:value-type="float">
              <text:p>10.01</text:p>
            </table:table-cell>
            <table:table-cell table:style-name="Result" table:formula="of:=SUBTOTAL(9;[.$K$255:.$K$258])" office:value-type="float" office:value="-3636.86" calcext:value-type="float">
              <text:p>-3636.86</text:p>
            </table:table-cell>
            <table:table-cell table:formula="of:=[.K259]-[.J259]" office:value-type="float" office:value="-3646.87" calcext:value-type="float">
              <text:p>-3646.87</text:p>
            </table:table-cell>
            <table:table-cell office:value-type="string" calcext:value-type="string">
              <text:p>in the trade</text:p>
            </table:table-cell>
            <table:table-cell table:number-columns-repeated="1011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01/2014</text:p>
              </table:table-cell>
              <table:table-cell office:value-type="string" calcext:value-type="string">
                <text:p>ABTV88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XC</text:p>
              </table:table-cell>
              <table:table-cell office:value-type="string" calcext:value-type="string">
                <text:p>EX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4.95" calcext:value-type="float">
                <text:p>34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49" calcext:value-type="float">
                <text:p>-244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188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XC</text:p>
              </table:table-cell>
              <table:table-cell office:value-type="string" calcext:value-type="string">
                <text:p>EX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4.36" calcext:value-type="float">
                <text:p>34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402.63" calcext:value-type="float">
                <text:p>2402.6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XC Sum</text:p>
            </table:table-cell>
            <table:table-cell table:number-columns-repeated="3"/>
            <table:table-cell table:formula="of:=SUM([.J261:.J262])" office:value-type="float" office:value="5.01" calcext:value-type="float">
              <text:p>5.01</text:p>
            </table:table-cell>
            <table:table-cell table:style-name="Result" table:formula="of:=SUBTOTAL(9;[.$K$261:.$K$262])" office:value-type="float" office:value="-46.3699999999999" calcext:value-type="float">
              <text:p>-46.37</text:p>
            </table:table-cell>
            <table:table-cell table:formula="of:=[.K263]-[.J263]" office:value-type="float" office:value="-51.3799999999999" calcext:value-type="float">
              <text:p>-51.38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7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7.83" calcext:value-type="float">
                <text:p>27.8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45.54" calcext:value-type="float">
                <text:p>1945.5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2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9.1" calcext:value-type="float">
                <text:p>29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39.5" calcext:value-type="float">
                <text:p>-203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2/2014</text:p>
              </table:table-cell>
              <table:table-cell office:value-type="string" calcext:value-type="string">
                <text:p>ABUD155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39.06" calcext:value-type="float">
                <text:p>39.0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50.44" calcext:value-type="float">
                <text:p>1950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65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40.07" calcext:value-type="float">
                <text:p>40.07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06" calcext:value-type="float">
                <text:p>-200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60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7" calcext:value-type="float">
                <text:p>57</text:p>
              </table:table-cell>
              <table:table-cell office:value-type="float" office:value="37.4" calcext:value-type="float">
                <text:p>37.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29.24" calcext:value-type="float">
                <text:p>2129.2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6/2014</text:p>
              </table:table-cell>
              <table:table-cell office:value-type="string" calcext:value-type="string">
                <text:p>ABTW588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SV</text:p>
              </table:table-cell>
              <table:table-cell office:value-type="string" calcext:value-type="string">
                <text:p>ESV</text:p>
              </table:table-cell>
              <table:table-cell/>
              <table:table-cell office:value-type="float" office:value="57" calcext:value-type="float">
                <text:p>57</text:p>
              </table:table-cell>
              <table:table-cell office:value-type="float" office:value="38.1" calcext:value-type="float">
                <text:p>38.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4.2" calcext:value-type="float">
                <text:p>-2174.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SV Sum</text:p>
            </table:table-cell>
            <table:table-cell table:number-columns-repeated="3"/>
            <table:table-cell table:formula="of:=SUM([.J265:.J270])" office:value-type="float" office:value="15.03" calcext:value-type="float">
              <text:p>15.03</text:p>
            </table:table-cell>
            <table:table-cell table:style-name="Result" table:formula="of:=SUBTOTAL(9;[.$K$265:.$K$270])" office:value-type="float" office:value="-194.48" calcext:value-type="float">
              <text:p>-194.48</text:p>
            </table:table-cell>
            <table:table-cell table:formula="of:=[.K271]-[.J271]" office:value-type="float" office:value="-209.51" calcext:value-type="float">
              <text:p>-209.5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L760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55" calcext:value-type="float">
                <text:p>28.5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95.94" calcext:value-type="float">
                <text:p>1995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68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75" calcext:value-type="float">
                <text:p>28.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15" calcext:value-type="float">
                <text:p>-201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129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03" calcext:value-type="float">
                <text:p>29.0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48.95" calcext:value-type="float">
                <text:p>1448.9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5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MC</text:p>
              </table:table-cell>
              <table:table-cell office:value-type="string" calcext:value-type="string">
                <text:p>EMC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9.39" calcext:value-type="float">
                <text:p>29.3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72" calcext:value-type="float">
                <text:p>-147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MC Sum</text:p>
            </table:table-cell>
            <table:table-cell table:number-columns-repeated="3"/>
            <table:table-cell table:formula="of:=SUM([.J273:.J276])" office:value-type="float" office:value="10.02" calcext:value-type="float">
              <text:p>10.02</text:p>
            </table:table-cell>
            <table:table-cell table:style-name="Result" table:formula="of:=SUBTOTAL(9;[.$K$273:.$K$276])" office:value-type="float" office:value="-42.1099999999999" calcext:value-type="float">
              <text:p>-42.11</text:p>
            </table:table-cell>
            <table:table-cell table:formula="of:=[.K277]-[.J277]" office:value-type="float" office:value="-52.1299999999999" calcext:value-type="float">
              <text:p>-52.13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C89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1.18" calcext:value-type="float">
                <text:p>21.18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56.46" calcext:value-type="float">
                <text:p>1056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617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50" calcext:value-type="float">
                <text:p>50</text:p>
              </table:table-cell>
              <table:table-cell office:value-type="float" office:value="22.54" calcext:value-type="float">
                <text:p>22.5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29.5" calcext:value-type="float">
                <text:p>-1129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4/2014</text:p>
              </table:table-cell>
              <table:table-cell office:value-type="string" calcext:value-type="string">
                <text:p>ABTX707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1.36" calcext:value-type="float">
                <text:p>21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33.44" calcext:value-type="float">
                <text:p>213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3/2014</text:p>
              </table:table-cell>
              <table:table-cell office:value-type="string" calcext:value-type="string">
                <text:p>ABTX704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EDU</text:p>
              </table:table-cell>
              <table:table-cell office:value-type="string" calcext:value-type="string">
                <text:p>ED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2.45" calcext:value-type="float">
                <text:p>22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7.5" calcext:value-type="float">
                <text:p>-224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EDU Sum</text:p>
            </table:table-cell>
            <table:table-cell table:number-columns-repeated="3"/>
            <table:table-cell table:formula="of:=SUM([.J279:.J282])" office:value-type="float" office:value="10.02" calcext:value-type="float">
              <text:p>10.02</text:p>
            </table:table-cell>
            <table:table-cell table:style-name="Result" table:formula="of:=SUBTOTAL(9;[.$K$279:.$K$282])" office:value-type="float" office:value="-187.1" calcext:value-type="float">
              <text:p>-187.1</text:p>
            </table:table-cell>
            <table:table-cell table:formula="of:=[.K283]-[.J283]" office:value-type="float" office:value="-197.12" calcext:value-type="float">
              <text:p>-197.1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Y474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9.36" calcext:value-type="float">
                <text:p>29.3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52.64" calcext:value-type="float">
                <text:p>2052.6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16/2014</text:p>
              </table:table-cell>
              <table:table-cell office:value-type="string" calcext:value-type="string">
                <text:p>ABTY459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0.32" calcext:value-type="float">
                <text:p>30.3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24.9" calcext:value-type="float">
                <text:p>-2124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04/2014</text:p>
              </table:table-cell>
              <table:table-cell office:value-type="string" calcext:value-type="string">
                <text:p>ABTQ4611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2" calcext:value-type="float">
                <text:p>72</text:p>
              </table:table-cell>
              <table:table-cell office:value-type="float" office:value="30.21" calcext:value-type="float">
                <text:p>30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2.56" calcext:value-type="float">
                <text:p>2172.5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58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SW</text:p>
              </table:table-cell>
              <table:table-cell office:value-type="string" calcext:value-type="string">
                <text:p>DSW</text:p>
              </table:table-cell>
              <table:table-cell/>
              <table:table-cell office:value-type="float" office:value="72" calcext:value-type="float">
                <text:p>72</text:p>
              </table:table-cell>
              <table:table-cell office:value-type="float" office:value="27.52" calcext:value-type="float">
                <text:p>27.5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83.94" calcext:value-type="float">
                <text:p>-1983.9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SW Sum</text:p>
            </table:table-cell>
            <table:table-cell table:number-columns-repeated="3"/>
            <table:table-cell table:formula="of:=SUM([.J285:.J288])" office:value-type="float" office:value="10.02" calcext:value-type="float">
              <text:p>10.02</text:p>
            </table:table-cell>
            <table:table-cell table:style-name="Result" table:formula="of:=SUBTOTAL(9;[.$K$285:.$K$288])" office:value-type="float" office:value="116.36" calcext:value-type="float">
              <text:p>116.36</text:p>
            </table:table-cell>
            <table:table-cell table:formula="of:=[.K289]-[.J289]" office:value-type="float" office:value="106.34" calcext:value-type="float">
              <text:p>106.34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08/14/2014</text:p>
              </table:table-cell>
              <table:table-cell office:value-type="string" calcext:value-type="string">
                <text:p>ABTN936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IS</text:p>
              </table:table-cell>
              <table:table-cell office:value-type="string" calcext:value-type="string">
                <text:p>DIS</text:p>
              </table:table-cell>
              <table:table-cell/>
              <table:table-cell office:value-type="float" office:value="25" calcext:value-type="float">
                <text:p>25</text:p>
              </table:table-cell>
              <table:table-cell office:value-type="float" office:value="88.3" calcext:value-type="float">
                <text:p>88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10" calcext:value-type="float">
                <text:p>-221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0/2014</text:p>
              </table:table-cell>
              <table:table-cell office:value-type="string" calcext:value-type="string">
                <text:p>ABTQ46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IS</text:p>
              </table:table-cell>
              <table:table-cell office:value-type="string" calcext:value-type="string">
                <text:p>DIS</text:p>
              </table:table-cell>
              <table:table-cell/>
              <table:table-cell office:value-type="float" office:value="25" calcext:value-type="float">
                <text:p>25</text:p>
              </table:table-cell>
              <table:table-cell office:value-type="float" office:value="89.26" calcext:value-type="float">
                <text:p>89.2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28.93" calcext:value-type="float">
                <text:p>2228.9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IS Sum</text:p>
            </table:table-cell>
            <table:table-cell table:number-columns-repeated="3"/>
            <table:table-cell table:formula="of:=SUM([.J291:.J292])" office:value-type="float" office:value="5.02" calcext:value-type="float">
              <text:p>5.02</text:p>
            </table:table-cell>
            <table:table-cell table:style-name="Result" table:formula="of:=SUBTOTAL(9;[.$K$291:.$K$292])" office:value-type="float" office:value="18.9299999999998" calcext:value-type="float">
              <text:p>18.93</text:p>
            </table:table-cell>
            <table:table-cell table:formula="of:=[.K293]-[.J293]" office:value-type="float" office:value="13.9099999999998" calcext:value-type="float">
              <text:p>13.91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1/05/2014</text:p>
              </table:table-cell>
              <table:table-cell office:value-type="string" calcext:value-type="string">
                <text:p>ABUB556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55" calcext:value-type="float">
                <text:p>55</text:p>
              </table:table-cell>
              <table:table-cell office:value-type="float" office:value="36.34" calcext:value-type="float">
                <text:p>36.34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996.14" calcext:value-type="float">
                <text:p>1996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0/2014</text:p>
              </table:table-cell>
              <table:table-cell office:value-type="string" calcext:value-type="string">
                <text:p>ABTZ021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55" calcext:value-type="float">
                <text:p>55</text:p>
              </table:table-cell>
              <table:table-cell office:value-type="float" office:value="41.91" calcext:value-type="float">
                <text:p>41.9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07.55" calcext:value-type="float">
                <text:p>-2307.5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405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77.45" calcext:value-type="float">
                <text:p>167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H29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7.3" calcext:value-type="float">
                <text:p>57.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21.5" calcext:value-type="float">
                <text:p>-1721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08/2014</text:p>
              </table:table-cell>
              <table:table-cell office:value-type="string" calcext:value-type="string">
                <text:p>ABTG477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9.15" calcext:value-type="float">
                <text:p>59.1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45.14" calcext:value-type="float">
                <text:p>2245.1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6-25" calcext:value-type="date">
                <text:p>06/25/14</text:p>
              </table:table-cell>
              <table:table-cell office:value-type="string" calcext:value-type="string">
                <text:p>ABTE938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DDD</text:p>
              </table:table-cell>
              <table:table-cell office:value-type="string" calcext:value-type="string">
                <text:p>DDD</text:p>
              </table:table-cell>
              <table:table-cell/>
              <table:table-cell office:value-type="float" office:value="39" calcext:value-type="float">
                <text:p>39</text:p>
              </table:table-cell>
              <table:table-cell office:value-type="float" office:value="56.84" calcext:value-type="float">
                <text:p>56.8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2.42" calcext:value-type="float">
                <text:p>-2162.4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DDD Sum</text:p>
            </table:table-cell>
            <table:table-cell table:number-columns-repeated="3"/>
            <table:table-cell table:formula="of:=SUM([.J295:.J299])" office:value-type="float" office:value="12.53" calcext:value-type="float">
              <text:p>12.53</text:p>
            </table:table-cell>
            <table:table-cell table:style-name="Result" table:formula="of:=SUBTOTAL(9;[.$K$295:.$K$300])" office:value-type="float" office:value="-272.74" calcext:value-type="float">
              <text:p>-272.74</text:p>
            </table:table-cell>
            <table:table-cell table:formula="of:=[.K301]-[.J301]" office:value-type="float" office:value="-285.27" calcext:value-type="float">
              <text:p>-285.27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H967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5.13" calcext:value-type="float">
                <text:p>55.1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02.63" calcext:value-type="float">
                <text:p>2202.6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1/2014</text:p>
              </table:table-cell>
              <table:table-cell office:value-type="string" calcext:value-type="string">
                <text:p>ABUH962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5.99" calcext:value-type="float">
                <text:p>55.9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42.1" calcext:value-type="float">
                <text:p>-2242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5583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45" calcext:value-type="float">
                <text:p>54.4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5.44" calcext:value-type="float">
                <text:p>2175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7/2014</text:p>
              </table:table-cell>
              <table:table-cell office:value-type="string" calcext:value-type="string">
                <text:p>ABUA202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39" calcext:value-type="float">
                <text:p>54.3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8.1" calcext:value-type="float">
                <text:p>-2178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6/2014</text:p>
              </table:table-cell>
              <table:table-cell office:value-type="string" calcext:value-type="string">
                <text:p>ABTT3922</text:p>
              </table:table-cell>
              <table:table-cell office:value-type="string" calcext:value-type="string">
                <text:p>Sell-Call-Close</text:p>
              </table:table-cell>
              <table:table-cell office:value-type="string" calcext:value-type="string">
                <text:p>SYMBOL: CMCSA.C.55.00.20140920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2.28" calcext:value-type="float">
                <text:p>2.28</text:p>
              </table:table-cell>
              <table:table-cell office:value-type="float" office:value="3.59" calcext:value-type="float">
                <text:p>3.59</text:p>
              </table:table-cell>
              <table:table-cell office:value-type="float" office:value="452.39" calcext:value-type="float">
                <text:p>452.3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9/2014</text:p>
              </table:table-cell>
              <table:table-cell office:value-type="string" calcext:value-type="string">
                <text:p>ABTL1396</text:p>
              </table:table-cell>
              <table:table-cell office:value-type="string" calcext:value-type="string">
                <text:p>Buy-Call-Open</text:p>
              </table:table-cell>
              <table:table-cell office:value-type="string" calcext:value-type="string">
                <text:p>SYMBOL: CMCSA.C.55.00.20140920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45" calcext:value-type="float">
                <text:p>1.45</text:p>
              </table:table-cell>
              <table:table-cell office:value-type="float" office:value="3.58" calcext:value-type="float">
                <text:p>3.58</text:p>
              </table:table-cell>
              <table:table-cell office:value-type="float" office:value="-293.58" calcext:value-type="float">
                <text:p>-293.5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4/2015</text:p>
              </table:table-cell>
              <table:table-cell office:value-type="string" calcext:value-type="string">
                <text:p>ABUM441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5.71" calcext:value-type="float">
                <text:p>55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68.75" calcext:value-type="float">
                <text:p>1668.7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440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MCSA</text:p>
              </table:table-cell>
              <table:table-cell office:value-type="string" calcext:value-type="string">
                <text:p>CMC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57.33" calcext:value-type="float">
                <text:p>57.3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22.4" calcext:value-type="float">
                <text:p>-1722.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MC Sum</text:p>
            </table:table-cell>
            <table:table-cell table:number-columns-repeated="4"/>
            <table:table-cell table:style-name="Result" table:formula="of:=SUBTOTAL(9;[.$K$303:.$K$310])" office:value-type="float" office:value="63.0300000000002" calcext:value-type="float">
              <text:p>63.03</text:p>
            </table:table-cell>
            <table:table-cell table:formula="of:=[.K311]-[.J311]" office:value-type="float" office:value="63.0300000000002" calcext:value-type="float">
              <text:p>63.03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L126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L</text:p>
              </table:table-cell>
              <table:table-cell office:value-type="string" calcext:value-type="string">
                <text:p>CL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8.6" calcext:value-type="float">
                <text:p>68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060.5" calcext:value-type="float">
                <text:p>-206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12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L</text:p>
              </table:table-cell>
              <table:table-cell office:value-type="string" calcext:value-type="string">
                <text:p>CL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8.21" calcext:value-type="float">
                <text:p>68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43.74" calcext:value-type="float">
                <text:p>2043.7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L Sum</text:p>
            </table:table-cell>
            <table:table-cell table:number-columns-repeated="4"/>
            <table:table-cell table:style-name="Result" table:formula="of:=SUBTOTAL(9;[.$K$312:.$K$313])" office:value-type="float" office:value="-16.76" calcext:value-type="float">
              <text:p>-16.76</text:p>
            </table:table-cell>
            <table:table-cell table:formula="of:=[.K314]-[.J314]" office:value-type="float" office:value="-16.76" calcext:value-type="float">
              <text:p>-16.7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0/2014</text:p>
              </table:table-cell>
              <table:table-cell office:value-type="string" calcext:value-type="string">
                <text:p>ABUH436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ERN</text:p>
              </table:table-cell>
              <table:table-cell office:value-type="string" calcext:value-type="string">
                <text:p>CER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2.85" calcext:value-type="float">
                <text:p>62.8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882.94" calcext:value-type="float">
                <text:p>1882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H43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ERN</text:p>
              </table:table-cell>
              <table:table-cell office:value-type="string" calcext:value-type="string">
                <text:p>CER</text:p>
              </table:table-cell>
              <table:table-cell/>
              <table:table-cell office:value-type="float" office:value="30" calcext:value-type="float">
                <text:p>30</text:p>
              </table:table-cell>
              <table:table-cell office:value-type="float" office:value="64.03" calcext:value-type="float">
                <text:p>64.0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923.4" calcext:value-type="float">
                <text:p>-1923.4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ER Sum</text:p>
            </table:table-cell>
            <table:table-cell table:number-columns-repeated="4"/>
            <table:table-cell table:style-name="Result" table:formula="of:=SUBTOTAL(9;[.$K$315:.$K$316])" office:value-type="float" office:value="-40.46" calcext:value-type="float">
              <text:p>-40.46</text:p>
            </table:table-cell>
            <table:table-cell table:formula="of:=[.K317]-[.J317]" office:value-type="float" office:value="-40.46" calcext:value-type="float">
              <text:p>-40.46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08/2014</text:p>
              </table:table-cell>
              <table:table-cell office:value-type="string" calcext:value-type="string">
                <text:p>ABUG5410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3.96" calcext:value-type="float">
                <text:p>53.9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55.84" calcext:value-type="float">
                <text:p>2155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520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40" calcext:value-type="float">
                <text:p>40</text:p>
              </table:table-cell>
              <table:table-cell office:value-type="float" office:value="54.59" calcext:value-type="float">
                <text:p>54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86.1" calcext:value-type="float">
                <text:p>-2186.1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K7987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7.3" calcext:value-type="float">
                <text:p>57.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174.84" calcext:value-type="float">
                <text:p>2174.8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28/2014</text:p>
              </table:table-cell>
              <table:table-cell office:value-type="string" calcext:value-type="string">
                <text:p>ABTK796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CBS</text:p>
              </table:table-cell>
              <table:table-cell office:value-type="string" calcext:value-type="string">
                <text:p>CBS</text:p>
              </table:table-cell>
              <table:table-cell/>
              <table:table-cell office:value-type="float" office:value="38" calcext:value-type="float">
                <text:p>38</text:p>
              </table:table-cell>
              <table:table-cell office:value-type="float" office:value="57.59" calcext:value-type="float">
                <text:p>57.59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90.92" calcext:value-type="float">
                <text:p>-2190.9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CBS Sum</text:p>
            </table:table-cell>
            <table:table-cell table:number-columns-repeated="4"/>
            <table:table-cell table:style-name="Result" table:formula="of:=SUBTOTAL(9;[.$K$318:.$K$321])" office:value-type="float" office:value="-46.3399999999997" calcext:value-type="float">
              <text:p>-46.34</text:p>
            </table:table-cell>
            <table:table-cell table:formula="of:=[.K322]-[.J322]" office:value-type="float" office:value="-46.3399999999997" calcext:value-type="float">
              <text:p>-46.3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22/2014</text:p>
              </table:table-cell>
              <table:table-cell office:value-type="string" calcext:value-type="string">
                <text:p>ABUJ088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7.73" calcext:value-type="float">
                <text:p>7.73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543.44" calcext:value-type="float">
                <text:p>1543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23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7.94" calcext:value-type="float">
                <text:p>7.9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590.5" calcext:value-type="float">
                <text:p>-1590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3/2014</text:p>
              </table:table-cell>
              <table:table-cell office:value-type="string" calcext:value-type="string">
                <text:p>ABUG54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15" calcext:value-type="float">
                <text:p>9.1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369.94" calcext:value-type="float">
                <text:p>1369.9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2/2014</text:p>
              </table:table-cell>
              <table:table-cell office:value-type="string" calcext:value-type="string">
                <text:p>ABUG5190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9.65" calcext:value-type="float">
                <text:p>9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450" calcext:value-type="float">
                <text:p>-145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6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25.5" calcext:value-type="float">
                <text:p>2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C93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300" calcext:value-type="float">
                <text:p>300</text:p>
              </table:table-cell>
              <table:table-cell office:value-type="float" office:value="10.78" calcext:value-type="float">
                <text:p>10.78</text:p>
              </table:table-cell>
              <table:table-cell office:value-type="float" office:value="2.54" calcext:value-type="float">
                <text:p>2.54</text:p>
              </table:table-cell>
              <table:table-cell office:value-type="float" office:value="3231.38" calcext:value-type="float">
                <text:p>3231.3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61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64" calcext:value-type="float">
                <text:p>10.6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6.5" calcext:value-type="float">
                <text:p>-106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38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64" calcext:value-type="float">
                <text:p>10.6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66.5" calcext:value-type="float">
                <text:p>-106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3/2014</text:p>
              </table:table-cell>
              <table:table-cell office:value-type="string" calcext:value-type="string">
                <text:p>ABUB636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75" calcext:value-type="float">
                <text:p>10.7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77.5" calcext:value-type="float">
                <text:p>-107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V677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1.6" calcext:value-type="float">
                <text:p>11.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317.42" calcext:value-type="float">
                <text:p>2317.4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75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TU</text:p>
              </table:table-cell>
              <table:table-cell office:value-type="string" calcext:value-type="string">
                <text:p>BTU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12.25" calcext:value-type="float">
                <text:p>12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52.5" calcext:value-type="float">
                <text:p>-2452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TU Sum</text:p>
            </table:table-cell>
            <table:table-cell table:number-columns-repeated="4"/>
            <table:table-cell table:style-name="Result" table:formula="of:=SUBTOTAL(9;[.$K$323:.$K$333])" office:value-type="float" office:value="-215.82" calcext:value-type="float">
              <text:p>-215.82</text:p>
            </table:table-cell>
            <table:table-cell table:formula="of:=[.K334]-[.J334]" office:value-type="float" office:value="-215.82" calcext:value-type="float">
              <text:p>-215.82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07/2014</text:p>
              </table:table-cell>
              <table:table-cell office:value-type="string" calcext:value-type="string">
                <text:p>ABTF536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71" calcext:value-type="float">
                <text:p>171</text:p>
              </table:table-cell>
              <table:table-cell office:value-type="float" office:value="12.26" calcext:value-type="float">
                <text:p>12.26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93.89" calcext:value-type="float">
                <text:p>2093.8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8/2015</text:p>
              </table:table-cell>
              <table:table-cell office:value-type="string" calcext:value-type="string">
                <text:p>ABUL776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4.6" calcext:value-type="float">
                <text:p>14.6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457.45" calcext:value-type="float">
                <text:p>1457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6/2015</text:p>
              </table:table-cell>
              <table:table-cell office:value-type="string" calcext:value-type="string">
                <text:p>ABUL3704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3.61" calcext:value-type="float">
                <text:p>13.6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63.5" calcext:value-type="float">
                <text:p>-136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6-27" calcext:value-type="date">
                <text:p>06/27/14</text:p>
              </table:table-cell>
              <table:table-cell office:value-type="string" calcext:value-type="string">
                <text:p>ABTF5355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SX</text:p>
              </table:table-cell>
              <table:table-cell office:value-type="string" calcext:value-type="string">
                <text:p>BSX</text:p>
              </table:table-cell>
              <table:table-cell/>
              <table:table-cell office:value-type="float" office:value="171" calcext:value-type="float">
                <text:p>171</text:p>
              </table:table-cell>
              <table:table-cell office:value-type="float" office:value="12.73" calcext:value-type="float">
                <text:p>12.7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79.33" calcext:value-type="float">
                <text:p>-2179.33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SX Sum</text:p>
            </table:table-cell>
            <table:table-cell table:number-columns-repeated="3"/>
            <table:table-cell table:formula="of:=SUM([.J335:.J338])" office:value-type="float" office:value="10.03" calcext:value-type="float">
              <text:p>10.03</text:p>
            </table:table-cell>
            <table:table-cell table:style-name="Result" table:formula="of:=SUBTOTAL(9;[.$K$335:.$K$338])" office:value-type="float" office:value="8.51000000000022" calcext:value-type="float">
              <text:p>8.51</text:p>
            </table:table-cell>
            <table:table-cell table:formula="of:=[.K339]-[.J339]" office:value-type="float" office:value="-1.51999999999978" calcext:value-type="float">
              <text:p>-1.52</text:p>
            </table:table-cell>
            <table:table-cell table:number-columns-repeated="1012"/>
          </table:table-row>
          <table:table-row table:style-name="ro1">
            <table:table-cell table:number-columns-repeated="5"/>
            <table:table-cell table:style-name="Result"/>
            <table:table-cell table:number-columns-repeated="4"/>
            <table:table-cell table:style-name="Result"/>
            <table:table-cell table:number-columns-repeated="1013"/>
          </table:table-row>
          <table:table-row-group>
            <table:table-row table:style-name="ro1">
              <table:table-cell/>
              <table:table-cell office:value-type="string" calcext:value-type="string">
                <text:p>12/12/2014</text:p>
              </table:table-cell>
              <table:table-cell office:value-type="string" calcext:value-type="string">
                <text:p>ABUF690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01" calcext:value-type="float">
                <text:p>10.0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998.46" calcext:value-type="float">
                <text:p>99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5/2014</text:p>
              </table:table-cell>
              <table:table-cell office:value-type="string" calcext:value-type="string">
                <text:p>ABUF662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42" calcext:value-type="float">
                <text:p>10.4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44.5" calcext:value-type="float">
                <text:p>-1044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9/2014</text:p>
              </table:table-cell>
              <table:table-cell office:value-type="string" calcext:value-type="string">
                <text:p>ABUE326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21" calcext:value-type="float">
                <text:p>10.2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018.46" calcext:value-type="float">
                <text:p>101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8/2014</text:p>
              </table:table-cell>
              <table:table-cell office:value-type="string" calcext:value-type="string">
                <text:p>ABUE311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BBRY</text:p>
              </table:table-cell>
              <table:table-cell office:value-type="string" calcext:value-type="string">
                <text:p>BBR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0.95" calcext:value-type="float">
                <text:p>10.9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097.5" calcext:value-type="float">
                <text:p>-1097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BBR Sum</text:p>
            </table:table-cell>
            <table:table-cell table:number-columns-repeated="4"/>
            <table:table-cell table:style-name="Result" table:formula="of:=SUBTOTAL(9;[.$K$341:.$K$344])" office:value-type="float" office:value="-125.08" calcext:value-type="float">
              <text:p>-125.08</text:p>
            </table:table-cell>
            <table:table-cell table:formula="of:=[.K345]-[.J345]" office:value-type="float" office:value="-125.08" calcext:value-type="float">
              <text:p>-125.08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21/2014</text:p>
              </table:table-cell>
              <table:table-cell office:value-type="string" calcext:value-type="string">
                <text:p>ABTO722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8.47" calcext:value-type="float">
                <text:p>8.4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1691.44" calcext:value-type="float">
                <text:p>1691.4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8/06/2014</text:p>
              </table:table-cell>
              <table:table-cell office:value-type="string" calcext:value-type="string">
                <text:p>ABTM570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200" calcext:value-type="float">
                <text:p>200</text:p>
              </table:table-cell>
              <table:table-cell office:value-type="float" office:value="8.65" calcext:value-type="float">
                <text:p>8.6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732.5" calcext:value-type="float">
                <text:p>-173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784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8.25" calcext:value-type="float">
                <text:p>8.25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822.47" calcext:value-type="float">
                <text:p>822.47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10/2014</text:p>
              </table:table-cell>
              <table:table-cell office:value-type="string" calcext:value-type="string">
                <text:p>ABTH6983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UY</text:p>
              </table:table-cell>
              <table:table-cell office:value-type="string" calcext:value-type="string">
                <text:p>AUY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8.48" calcext:value-type="float">
                <text:p>8.48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850.5" calcext:value-type="float">
                <text:p>-850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UY Sum</text:p>
            </table:table-cell>
            <table:table-cell table:number-columns-repeated="4"/>
            <table:table-cell table:style-name="Result" table:formula="of:=SUBTOTAL(9;[.$K$346:.$K$349])" office:value-type="float" office:value="-69.0899999999999" calcext:value-type="float">
              <text:p>-69.09</text:p>
            </table:table-cell>
            <table:table-cell table:formula="of:=[.K350]-[.J350]" office:value-type="float" office:value="-69.0899999999999" calcext:value-type="float">
              <text:p>-69.09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732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3.42" calcext:value-type="float">
                <text:p>23.4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339.43" calcext:value-type="float">
                <text:p>2339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11/2014</text:p>
              </table:table-cell>
              <table:table-cell office:value-type="string" calcext:value-type="string">
                <text:p>ABUD062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23.6" calcext:value-type="float">
                <text:p>23.6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62.5" calcext:value-type="float">
                <text:p>-2362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23/2014</text:p>
              </table:table-cell>
              <table:table-cell office:value-type="string" calcext:value-type="string">
                <text:p>ABTY4706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8.61" calcext:value-type="float">
                <text:p>28.6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286.23" calcext:value-type="float">
                <text:p>2286.2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8/2014</text:p>
              </table:table-cell>
              <table:table-cell office:value-type="string" calcext:value-type="string">
                <text:p>ABTW9668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80" calcext:value-type="float">
                <text:p>80</text:p>
              </table:table-cell>
              <table:table-cell office:value-type="float" office:value="28.73" calcext:value-type="float">
                <text:p>28.73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300.9" calcext:value-type="float">
                <text:p>-2300.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3/2014</text:p>
              </table:table-cell>
              <table:table-cell office:value-type="string" calcext:value-type="string">
                <text:p>ABTW017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28.67" calcext:value-type="float">
                <text:p>28.67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2004.34" calcext:value-type="float">
                <text:p>2004.34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25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EM</text:p>
              </table:table-cell>
              <table:table-cell office:value-type="string" calcext:value-type="string">
                <text:p>AEM</text:p>
              </table:table-cell>
              <table:table-cell/>
              <table:table-cell office:value-type="float" office:value="70" calcext:value-type="float">
                <text:p>70</text:p>
              </table:table-cell>
              <table:table-cell office:value-type="float" office:value="30.35" calcext:value-type="float">
                <text:p>30.3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27" calcext:value-type="float">
                <text:p>-2127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EM Sum</text:p>
            </table:table-cell>
            <table:table-cell table:number-columns-repeated="4"/>
            <table:table-cell table:style-name="Result" table:formula="of:=SUBTOTAL(9;[.$K$351:.$K$357])" office:value-type="float" office:value="-152.4" calcext:value-type="float">
              <text:p>-152.4</text:p>
            </table:table-cell>
            <table:table-cell table:formula="of:=[.K358]-[.J358]" office:value-type="float" office:value="-152.4" calcext:value-type="float">
              <text:p>-152.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5/2014</text:p>
              </table:table-cell>
              <table:table-cell/>
              <table:table-cell office:value-type="string" calcext:value-type="string">
                <text:p>DIVIDEND PAYMENT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2/05/2014</text:p>
              </table:table-cell>
              <table:table-cell office:value-type="string" calcext:value-type="string">
                <text:p>ABUG306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71" calcext:value-type="float">
                <text:p>11.71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168.46" calcext:value-type="float">
                <text:p>1168.46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07/2014</text:p>
              </table:table-cell>
              <table:table-cell office:value-type="string" calcext:value-type="string">
                <text:p>ABUC391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1.25" calcext:value-type="float">
                <text:p>11.2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127.5" calcext:value-type="float">
                <text:p>-1127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U4242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40" calcext:value-type="float">
                <text:p>140</text:p>
              </table:table-cell>
              <table:table-cell office:value-type="float" office:value="14.5" calcext:value-type="float">
                <text:p>14.5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027.43" calcext:value-type="float">
                <text:p>2027.43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22/2014</text:p>
              </table:table-cell>
              <table:table-cell office:value-type="string" calcext:value-type="string">
                <text:p>ABTU4169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BX</text:p>
              </table:table-cell>
              <table:table-cell office:value-type="string" calcext:value-type="string">
                <text:p>ABX</text:p>
              </table:table-cell>
              <table:table-cell/>
              <table:table-cell office:value-type="float" office:value="140" calcext:value-type="float">
                <text:p>140</text:p>
              </table:table-cell>
              <table:table-cell office:value-type="float" office:value="15.45" calcext:value-type="float">
                <text:p>15.45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165.5" calcext:value-type="float">
                <text:p>-2165.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BX Sum</text:p>
            </table:table-cell>
            <table:table-cell table:number-columns-repeated="4"/>
            <table:table-cell table:style-name="Result" table:formula="of:=SUBTOTAL(9;[.$K$359:.$K$363])" office:value-type="float" office:value="-92.1099999999997" calcext:value-type="float">
              <text:p>-92.11</text:p>
            </table:table-cell>
            <table:table-cell table:formula="of:=[.K364]-[.J364]" office:value-type="float" office:value="-92.1099999999997" calcext:value-type="float">
              <text:p>-92.11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12/17/2014</text:p>
              </table:table-cell>
              <table:table-cell office:value-type="string" calcext:value-type="string">
                <text:p>ABUI8312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4.82" calcext:value-type="float">
                <text:p>14.82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225.5" calcext:value-type="float">
                <text:p>-2225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0/02/2014</text:p>
              </table:table-cell>
              <table:table-cell office:value-type="string" calcext:value-type="string">
                <text:p>ABTV6855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5.29" calcext:value-type="float">
                <text:p>15.29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90.92" calcext:value-type="float">
                <text:p>2290.92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30/2014</text:p>
              </table:table-cell>
              <table:table-cell office:value-type="string" calcext:value-type="string">
                <text:p>ABTV6811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6.31" calcext:value-type="float">
                <text:p>16.3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2449" calcext:value-type="float">
                <text:p>-2449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7/31/2014</text:p>
              </table:table-cell>
              <table:table-cell office:value-type="string" calcext:value-type="string">
                <text:p>ABTL1029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6.42" calcext:value-type="float">
                <text:p>16.42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639.45" calcext:value-type="float">
                <text:p>1639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date" office:date-value="2014-04-16" calcext:value-type="date">
                <text:p>04/16/14</text:p>
              </table:table-cell>
              <table:table-cell office:value-type="string" calcext:value-type="string">
                <text:p>ABSR8227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3.24" calcext:value-type="float">
                <text:p>13.24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326.5" calcext:value-type="float">
                <text:p>-1326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3/2015</text:p>
              </table:table-cell>
              <table:table-cell office:value-type="string" calcext:value-type="string">
                <text:p>ABUM2434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5.93" calcext:value-type="float">
                <text:p>15.93</text:p>
              </table:table-cell>
              <table:table-cell office:value-type="float" office:value="2.51" calcext:value-type="float">
                <text:p>2.51</text:p>
              </table:table-cell>
              <table:table-cell office:value-type="float" office:value="1590.45" calcext:value-type="float">
                <text:p>1590.4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12/2015</text:p>
              </table:table-cell>
              <table:table-cell office:value-type="string" calcext:value-type="string">
                <text:p>ABUM2276</text:p>
              </table:table-cell>
              <table:table-cell office:value-type="string" calcext:value-type="string">
                <text:p>Buy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00" calcext:value-type="float">
                <text:p>100</text:p>
              </table:table-cell>
              <table:table-cell office:value-type="float" office:value="16.11" calcext:value-type="float">
                <text:p>16.11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-1613.5" calcext:value-type="float">
                <text:p>-1613.5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1/05/2015</text:p>
              </table:table-cell>
              <table:table-cell office:value-type="string" calcext:value-type="string">
                <text:p>ABUJ1408</text:p>
              </table:table-cell>
              <table:table-cell office:value-type="string" calcext:value-type="string">
                <text:p>Sell</text:p>
              </table:table-cell>
              <table:table-cell office:value-type="string" calcext:value-type="string">
                <text:p>SYMBOL: AA</text:p>
              </table:table-cell>
              <table:table-cell office:value-type="string" calcext:value-type="string">
                <text:p>AA</text:p>
              </table:table-cell>
              <table:table-cell/>
              <table:table-cell office:value-type="float" office:value="150" calcext:value-type="float">
                <text:p>150</text:p>
              </table:table-cell>
              <table:table-cell office:value-type="float" office:value="15.27" calcext:value-type="float">
                <text:p>15.27</text:p>
              </table:table-cell>
              <table:table-cell office:value-type="float" office:value="2.52" calcext:value-type="float">
                <text:p>2.52</text:p>
              </table:table-cell>
              <table:table-cell office:value-type="float" office:value="2287.92" calcext:value-type="float">
                <text:p>2287.92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AA Sum</text:p>
            </table:table-cell>
            <table:table-cell table:number-columns-repeated="4"/>
            <table:table-cell table:style-name="Result" table:formula="of:=SUBTOTAL(9;[.$K$365:.$K$372])" office:value-type="float" office:value="194.24" calcext:value-type="float">
              <text:p>194.24</text:p>
            </table:table-cell>
            <table:table-cell table:formula="of:=[.K373]-[.J373]" office:value-type="float" office:value="194.24" calcext:value-type="float">
              <text:p>194.24</text:p>
            </table:table-cell>
            <table:table-cell table:number-columns-repeated="1012"/>
          </table:table-row>
          <table:table-row-group>
            <table:table-row table:style-name="ro1">
              <table:table-cell/>
              <table:table-cell office:value-type="string" calcext:value-type="string">
                <text:p>08/18/2014</text:p>
              </table:table-cell>
              <table:table-cell table:number-columns-repeated="2"/>
              <table:table-cell office:value-type="string" calcext:value-type="string">
                <text:p>N&amp;A CHG ADDR</text:p>
              </table:table-cell>
              <table:table-cell table:number-columns-repeated="2"/>
              <table:table-cell table:number-columns-repeated="4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09/11/2014</text:p>
              </table:table-cell>
              <table:table-cell/>
              <table:table-cell table:number-columns-repeated="2" office:value-type="string" calcext:value-type="string">
                <text:p>DIRECT ROLLOVER</text:p>
              </table:table-cell>
              <table:table-cell table:number-columns-repeated="2"/>
              <table:table-cell table:number-columns-repeated="3" office:value-type="float" office:value="0" calcext:value-type="float">
                <text:p>0</text:p>
              </table:table-cell>
              <table:table-cell office:value-type="float" office:value="30000" calcext:value-type="float">
                <text:p>30000</text:p>
              </table:table-cell>
              <table:table-cell table:formula="of:=SUM([.L4:.L373])" office:value-type="float" office:value="-10810.05" calcext:value-type="float">
                <text:p>-10810.05</text:p>
              </table:table-cell>
              <table:table-cell table:number-columns-repeated="1012"/>
            </table:table-row>
            <table:table-row table:style-name="ro1">
              <table:table-cell/>
              <table:table-cell office:value-type="string" calcext:value-type="string">
                <text:p>11/17/2014</text:p>
              </table:table-cell>
              <table:table-cell table:number-columns-repeated="2"/>
              <table:table-cell office:value-type="string" calcext:value-type="string">
                <text:p>N&amp;A CHG REST</text:p>
              </table:table-cell>
              <table:table-cell table:number-columns-repeated="2"/>
              <table:table-cell table:number-columns-repeated="4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4/2014</text:p>
              </table:table-cell>
              <table:table-cell/>
              <table:table-cell office:value-type="string" calcext:value-type="string">
                <text:p>EXPIRED</text:p>
              </table:table-cell>
              <table:table-cell office:value-type="string" calcext:value-type="string">
                <text:p>PUT LENNAR CORP $42 EXP 11/22/14</text:p>
              </table:table-cell>
              <table:table-cell table:number-columns-repeated="2"/>
              <table:table-cell office:value-type="float" office:value="-5" calcext:value-type="float">
                <text:p>-5</text:p>
              </table:table-cell>
              <table:table-cell table:number-columns-repeated="3" office:value-type="float" office:value="0" calcext:value-type="float">
                <text:p>0</text:p>
              </table:table-cell>
              <table:table-cell table:number-columns-repeated="1013"/>
            </table:table-row>
            <table:table-row table:style-name="ro1">
              <table:table-cell/>
              <table:table-cell office:value-type="string" calcext:value-type="string">
                <text:p>11/28/2014</text:p>
              </table:table-cell>
              <table:table-cell/>
              <table:table-cell table:number-columns-repeated="2" office:value-type="string" calcext:value-type="string">
                <text:p>RETIREMENT ACCT FEE</text:p>
              </table:table-cell>
              <table:table-cell table:number-columns-repeated="2"/>
              <table:table-cell table:number-columns-repeated="3" office:value-type="float" office:value="0" calcext:value-type="float">
                <text:p>0</text:p>
              </table:table-cell>
              <table:table-cell office:value-type="float" office:value="-35" calcext:value-type="float">
                <text:p>-35</text:p>
              </table:table-cell>
              <table:table-cell table:number-columns-repeated="1013"/>
            </table:table-row>
          </table:table-row-group>
          <table:table-row table:style-name="ro1">
            <table:table-cell table:number-columns-repeated="5"/>
            <table:table-cell table:style-name="Result" office:value-type="string" calcext:value-type="string">
              <text:p>(empty) Sum</text:p>
            </table:table-cell>
            <table:table-cell table:number-columns-repeated="4"/>
            <table:table-cell table:style-name="Result" table:formula="of:=SUBTOTAL(9;[.$K$374:.$K$378])" office:value-type="float" office:value="29965" calcext:value-type="float">
              <text:p>29965</text:p>
            </table:table-cell>
            <table:table-cell table:number-columns-repeated="1013"/>
          </table:table-row>
        </table:table-row-group>
        <table:table-row table:style-name="ro1">
          <table:table-cell table:number-columns-repeated="5"/>
          <table:table-cell table:style-name="Result" office:value-type="string" calcext:value-type="string">
            <text:p>Grand Total</text:p>
          </table:table-cell>
          <table:table-cell table:number-columns-repeated="4"/>
          <table:table-cell table:style-name="Result" table:formula="of:=SUBTOTAL(9;[.$K$4:.$K$379])" office:value-type="float" office:value="19664.42" calcext:value-type="float">
            <text:p>19664.4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verage loss/gain per posi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x los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x 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umber of losing trad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umber of positive trades</text:p>
          </table:table-cell>
          <table:table-cell table:number-columns-repeated="1019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transaction_history_fmt.B2:transaction_history_fmt.AMJ380" table:contains-header="false">
          <table:sort table:bind-styles-to-content="false">
            <table:sort-by table:field-number="4" table:order="descending" table:data-type="automatic"/>
            <table:sort-by table:field-number="0" table:data-type="automatic"/>
          </table:sort>
          <table:subtotal-rules table:bind-styles-to-content="false">
            <table:sort-groups table:order="descending"/>
            <table:subtotal-rule table:group-by-field-number="5">
              <table:subtotal-field table:field-number="10" table:function="sum"/>
            </table:subtotal-rule>
          </table:subtotal-rules>
        </table:database-range>
        <table:database-range table:name="__Anonymous_Sheet_DB__0" table:target-range-address="transaction_history_fmt.B365:transaction_history_fmt.K3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/>
    </number:number-style>
    <number:number-style style:name="N121">
      <style:text-properties fo:color="#ff0000"/>
      <number:text>-</number:text>
      <number:number number:decimal-places="0" number:min-integer-digits="1"/>
      <style:map style:condition="value()&gt;=0" style:apply-style-name="N121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5:55:07.202977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7:18:15.161996397</dc:date>
    <meta:editing-duration>P1DT3H42M7S</meta:editing-duration>
    <meta:editing-cycles>33</meta:editing-cycles>
    <meta:generator>LibreOffice/4.3.5.2.0$Linux_X86_64 LibreOffice_project/430$Build-2</meta:generator>
    <meta:document-statistic meta:table-count="1" meta:cell-count="2716" meta:object-count="0"/>
  </office:meta>
</office:document-meta>
</file>